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SSH3100 Sociologie de l'ingénieur</text:title></text:p>
      <text:p text:style-name="OrgTitle"/>
      <text:p text:style-name="OrgSubtitle"><text:initial-creator>Philippe Carphi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bcbc0c5">1. SSH3100 Sociologie de l'ingénieur</text:a></text:p>
          <text:p text:style-name="Contents_20_2"><text:a xlink:type="simple" xlink:href="#orge7985ab">1.1. Team notes for travail de session</text:a></text:p>
          <text:p text:style-name="Contents_20_2"><text:a xlink:type="simple" xlink:href="#org54fd608">1.2. Team</text:a></text:p>
          <text:p text:style-name="Contents_20_2"><text:a xlink:type="simple" xlink:href="#org1d7bb35">1.3. Évaluations</text:a></text:p>
          <text:p text:style-name="Contents_20_3"><text:a xlink:type="simple" xlink:href="#orgbbe40d9">1.3.1. Examen intra 20%</text:a></text:p>
          <text:p text:style-name="Contents_20_3"><text:a xlink:type="simple" xlink:href="#org4f160c1">1.3.2. Projet de session 40%</text:a></text:p>
          <text:p text:style-name="Contents_20_2"><text:a xlink:type="simple" xlink:href="#orge65fd4f">1.4. Cours</text:a></text:p>
          <text:p text:style-name="Contents_20_3"><text:a xlink:type="simple" xlink:href="#orge280639">1.4.1. Cours 1</text:a></text:p>
          <text:p text:style-name="Contents_20_3"><text:a xlink:type="simple" xlink:href="#orgb2361d5">1.4.2. Cours 2,3,4,5</text:a></text:p>
          <text:p text:style-name="Contents_20_3"><text:a xlink:type="simple" xlink:href="#org30001dd">1.4.3. Cours 6 <text:span text:style-name="OrgActiveTimestamp">&lt;2018-10-15 Mon 12:46&gt; </text:span> Impacts des nouvelles technologies dans la vie quotidienne</text:a></text:p>
          <text:p text:style-name="Contents_20_3"><text:a xlink:type="simple" xlink:href="#org949825f">1.4.4. Cours 6 - Discussion de l'examen</text:a></text:p>
          <text:p text:style-name="Contents_20_3"><text:a xlink:type="simple" xlink:href="#orgc055be5">1.4.5. Cours 7 - INTRA</text:a></text:p>
          <text:p text:style-name="Contents_20_3"><text:a xlink:type="simple" xlink:href="#orgab2b6b9">1.4.6. Cours 8 - Résistance au changement et Mouvements sociaux</text:a></text:p>
          <text:p text:style-name="Contents_20_3"><text:a xlink:type="simple" xlink:href="#orgede11b0">1.4.7. Cours 9 Déviances autour des nouvelles technologies</text:a></text:p>
          <text:p text:style-name="Contents_20_3"><text:a xlink:type="simple" xlink:href="#orgd8c4c6b">1.4.8. Cours 10 Modes de gestion des oppositions et des déviances</text:a></text:p>
          <text:p text:style-name="Contents_20_3"><text:a xlink:type="simple" xlink:href="#org8bf22d8">1.4.9. Cours 11 Notes de Saïf et de Cristain</text:a></text:p>
          <text:p text:style-name="Contents_20_3"><text:a xlink:type="simple" xlink:href="#org5368af2">1.4.10. Cours 12, 13 manquants</text:a></text:p>
          <text:p text:style-name="Contents_20_2"><text:a xlink:type="simple" xlink:href="#orgd2fd866">1.5. Retour sur l'intra</text:a></text:p>
          <text:p text:style-name="Contents_20_3"><text:a xlink:type="simple" xlink:href="#org08fe122">1.5.1. Question 1</text:a></text:p>
          <text:p text:style-name="Contents_20_3"><text:a xlink:type="simple" xlink:href="#orgf0232f7">1.5.2. Question 2</text:a></text:p>
          <text:p text:style-name="Contents_20_3"><text:a xlink:type="simple" xlink:href="#orgfb92586">1.5.3. Question 1</text:a></text:p>
          <text:p text:style-name="Contents_20_3"><text:a xlink:type="simple" xlink:href="#org2cc63be">1.5.4. Question 2</text:a></text:p>
          <text:p text:style-name="Contents_20_3"><text:a xlink:type="simple" xlink:href="#org2bf362d">1.5.5. Question 3</text:a></text:p>
          <text:p text:style-name="Contents_20_3"><text:a xlink:type="simple" xlink:href="#org1dfa77b">1.5.6. Question 4</text:a></text:p>
          <text:p text:style-name="Contents_20_3"><text:a xlink:type="simple" xlink:href="#org93b63ae">1.5.7. Question 5</text:a></text:p>
          <text:p text:style-name="Contents_20_2"><text:a xlink:type="simple" xlink:href="#org1e05b72">1.6. Textes du recueil</text:a></text:p>
          <text:p text:style-name="Contents_20_3"><text:a xlink:type="simple" xlink:href="#orgadb800c">1.6.1. Lejeune, M. L'apport de la sociologie de la technologie à la professionnalisation de l'ingénieur.</text:a></text:p>
          <text:p text:style-name="Contents_20_3"><text:a xlink:type="simple" xlink:href="#org917d5b3">1.6.2. Texte 7 Les <text:span text:style-name="Bold">Trois leviers stratégiques</text:span> de la réussite du changement technologique</text:a></text:p>
        </text:index-body>
      </text:table-of-content>
      <text:h text:style-name="Heading_20_1" text:outline-level="1" text:is-list-header="false">
<text:bookmark-start text:name="OrgXref.orgbcbc0c5"/>
<text:bookmark text:name="orgbcbc0c5"/>SSH3100 Sociologie de l'ingénieur
<text:bookmark-end text:name="OrgXref.orgbcbc0c5"/></text:h>
      <text:h text:style-name="Heading_20_2" text:outline-level="2" text:is-list-header="false">
<text:bookmark-start text:name="OrgXref.orge7985ab"/>
<text:bookmark text:name="orge7985ab"/>Team notes for travail de session
<text:bookmark-end text:name="OrgXref.orge7985ab"/></text:h>
      <text:p text:style-name="Text_20_body">Notes for the team should go in this shared file
</text:p>
      <text:p text:style-name="Text_20_body"><text:a xlink:type="simple" xlink:href="file:///Users/pcarphin/Dropbox/PolyMtl_AUT2018/SSH3100/SSH3100A_TravailDeSession/Notes_TravailSession.org">file:///Users/pcarphin/Dropbox/PolyMtl_AUT2018/SSH3100/SSH3100A_TravailDeSession/Notes_TravailSession.org</text:a>
</text:p>
      <text:p text:style-name="Text_20_body">There is also a google doc at <text:a xlink:type="simple" xlink:href="https://docs.google.com/document/d/1_EFlC3fcEQfcdxR8pWZtQ0WZNIo54kQitghTT-efDUI/edit?usp=sharing">https://docs.google.com/document/d/1_EFlC3fcEQfcdxR8pWZtQ0WZNIo54kQitghTT-efDUI/edit?usp=sharing</text:a>
</text:p>
      <text:h text:style-name="Heading_20_2" text:outline-level="2" text:is-list-header="false">
<text:bookmark-start text:name="OrgXref.org54fd608"/>
<text:bookmark text:name="org54fd608"/>Team
<text:bookmark-end text:name="OrgXref.org54fd608"/></text:h>
      <text:p text:style-name="Text_20_body">Oumaima Kidari &lt;oumaima.kidari@polymtl.ca&gt;
Jules Lefebvre &lt;jltlefebvre@gmail.com&gt;
Cristian Fredes Salvador &lt;cristian.fredes-salvador@polymtl.ca&gt;
Philippe Carphin &lt;philippe.carphin@polymtl.ca&gt;
Victor Walgenwitz &lt;victor.walgenwitz@etu.unistra.fr&gt;
</text:p>
      <text:h text:style-name="Heading_20_2" text:outline-level="2" text:is-list-header="false">
<text:bookmark-start text:name="OrgXref.org1d7bb35"/>
<text:bookmark text:name="org1d7bb35"/>Évaluations
<text:bookmark-end text:name="OrgXref.org1d7bb35"/></text:h>
      <text:h text:style-name="Heading_20_3" text:outline-level="3" text:is-list-header="false">
<text:bookmark-start text:name="OrgXref.orgbbe40d9"/>
<text:bookmark text:name="orgbbe40d9"/>Examen intra 20%
<text:bookmark-end text:name="OrgXref.orgbbe40d9"/></text:h>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2 questions</text:p>
              </table:table-cell>
              <table:table-cell table:style-name="OrgTblCellT">
                <text:p text:style-name="OrgTableContentsLeft">textes du recueil 1 à 5</text:p>
              </table:table-cell>
            </table:table-row>
            <table:table-row>
              <table:table-cell table:style-name="OrgTblCellB">
                <text:p text:style-name="OrgTableContentsLeft">6 questions</text:p>
              </table:table-cell>
              <table:table-cell table:style-name="OrgTblCellB">
                <text:p text:style-name="OrgTableContentsLeft">matière des cours 1 à 6</text:p>
              </table:table-cell>
            </table:table-row>
          </table:table-rows>
        </table:table>
      </text:section>
      <text:h text:style-name="Heading_20_3" text:outline-level="3" text:is-list-header="false">
<text:bookmark-start text:name="OrgXref.org4f160c1"/>
<text:bookmark text:name="org4f160c1"/>Projet de session 40%
<text:bookmark-end text:name="OrgXref.org4f160c1"/></text:h>
      <text:list text:style-name="OrgBulletedList" text:continue-numbering="false">
        <text:list-item>
          <text:p text:style-name="Text_20_body">Doit être auprès d'un organisation ou entreprise
</text:p>
        </text:list-item>
        <text:list-item>
          <text:p text:style-name="Text_20_body">Doit concerner l'adoption d'une technologie
</text:p>
        </text:list-item>
      </text:list>
      <text:p text:style-name="Quotations">Les impacts d'une technologie dans une organisation <text:span text:style-name="Bold">du point de vue des
utilisateurs</text:span>.
</text:p>
      <text:p text:style-name="Quotations">Ce qui importe est le point de vue des utilisateurs.
</text:p>
      <text:list text:style-name="OrgNumberedList" text:continue-numbering="false">
        <text:list-item>
          <text:p text:style-name="Text_20_body">
<text:bookmark-start text:name="OrgXref.orgb8951a5"/>
<text:bookmark text:name="orgb8951a5"/>Fiche de projet
<text:bookmark-end text:name="OrgXref.orgb8951a5"/></text:p>
          <text:list text:style-name="OrgBulletedList" text:continue-numbering="false">
            <text:list-item>
              <text:p text:style-name="Text_20_body">Membres
</text:p>
            </text:list-item>
            <text:list-item>
              <text:p text:style-name="Text_20_body">1 courriel pour rejoindre l'équipe
</text:p>
            </text:list-item>
            <text:list-item>
              <text:p text:style-name="Text_20_body">QUelle organisation
</text:p>
            </text:list-item>
            <text:list-item>
              <text:p text:style-name="Text_20_body">Qui on va interviewer
</text:p>
            </text:list-item>
          </text:list>
        </text:list-item>
      </text:list>
      <text:h text:style-name="Heading_20_2" text:outline-level="2" text:is-list-header="false">
<text:bookmark-start text:name="OrgXref.orge65fd4f"/>
<text:bookmark text:name="orge65fd4f"/>Cours
<text:bookmark-end text:name="OrgXref.orge65fd4f"/></text:h>
      <text:h text:style-name="Heading_20_3" text:outline-level="3" text:is-list-header="false">
<text:bookmark-start text:name="OrgXref.orge280639"/>
<text:bookmark text:name="orge280639"/>Cours 1
<text:bookmark-end text:name="OrgXref.orge280639"/></text:h>
      <text:list text:style-name="OrgNumberedList" text:continue-numbering="false">
        <text:list-item>
          <text:p text:style-name="Text_20_body">Présentation des étudiants
</text:p>
        </text:list-item>
        <text:list-item>
          <text:p text:style-name="Text_20_body">Présentation du Plan de cours et évaluations
</text:p>
        </text:list-item>
        <text:list-item>
          <text:p text:style-name="Text_20_body">Concepts du cours
</text:p>
        </text:list-item>
      </text:list>
      <text:p text:style-name="Text_20_body">Voir section évaluations.
</text:p>
      <text:h text:style-name="Heading_20_3" text:outline-level="3" text:is-list-header="false">
<text:bookmark-start text:name="OrgXref.orgb2361d5"/>
<text:bookmark text:name="orgb2361d5"/>Cours 2,3,4,5
<text:bookmark-end text:name="OrgXref.orgb2361d5"/></text:h>
      <text:p text:style-name="Text_20_body">Sur papier seulement :(
</text:p>
      <text:h text:style-name="Heading_20_3" text:outline-level="3" text:is-list-header="false">
<text:bookmark-start text:name="OrgXref.org30001dd"/>
<text:bookmark text:name="org30001dd"/>Cours 6 <text:span text:style-name="OrgActiveTimestamp">&lt;2018-10-15 Mon 12:46&gt; </text:span> Impacts des nouvelles technologies dans la vie quotidienne
<text:bookmark-end text:name="OrgXref.org30001dd"/></text:h>
      <text:list text:style-name="OrgNumberedList" text:continue-numbering="false">
        <text:list-item>
          <text:p text:style-name="Text_20_body">
<text:bookmark-start text:name="OrgXref.org9f4bb2e"/>
<text:bookmark text:name="org9f4bb2e"/>Retour sur le cours 5:
<text:bookmark-end text:name="OrgXref.org9f4bb2e"/></text:p>
          <text:list text:style-name="OrgBulletedList" text:continue-numbering="false">
            <text:list-item>
              <text:p text:style-name="Text_20_body">La technologie dans une organisation.
</text:p>
            </text:list-item>
            <text:list-item>
              <text:p text:style-name="Text_20_body">Finalité de Réponse ⇒ Production (P/S)
</text:p>
            </text:list-item>
            <text:list-item>
              <text:p text:style-name="Text_20_body">Production ⇒ Ressources ⇒ Notion de performance(Critère
d'éfficience, d'efficacité et d'économie)
</text:p>
            </text:list-item>
            <text:list-item>
              <text:p text:style-name="Text_20_body">Multiples représentations de l'<text:span text:style-name="Bold">organisation</text:span> 
</text:p>
            </text:list-item>
            <text:list-item>
              <text:p text:style-name="Text_20_body">Catégories d'impacts:
</text:p>
              <text:list text:style-name="OrgBulletedList" text:continue-numbering="true">
                <text:list-item>
                  <text:p text:style-name="Text_20_body">Emploi : Postes, pas le travail effectué
</text:p>
                </text:list-item>
                <text:list-item>
                  <text:p text:style-name="Text_20_body">Travail : Les tâches effectuées
</text:p>
                </text:list-item>
                <text:list-item>
                  <text:p text:style-name="Text_20_body">Dynamique Organisationnelle
</text:p>
                </text:list-item>
              </text:list>
            </text:list-item>
          </text:list>
        </text:list-item>
        <text:list-item>
          <text:p text:style-name="Text_20_body">
<text:bookmark-start text:name="OrgXref.org24ff24d"/>
<text:bookmark text:name="org24ff24d"/>Mise en contexte Nouvelles technologies de l'information et de la communcation <text:span text:style-name="Bold">(NTIC)</text:span>
<text:bookmark-end text:name="OrgXref.org24ff24d"/></text:p>
          <text:list text:style-name="OrgBulletedList" text:continue-numbering="false">
            <text:list-item>
              <text:p text:style-name="Text_20_body">Omniprésence des NTIC
</text:p>
            </text:list-item>
            <text:list-item>
              <text:p text:style-name="Text_20_body">Impacts au près des usagers + Appropriation (voir cours 3)
</text:p>
            </text:list-item>
            <text:list-item>
              <text:p text:style-name="Text_20_body">NTIC ⇒ génèrent différents effets:
-* Effet de complémentarité* (Ex: Cellulaire et téléphones intelligents vs
  Téléphones fixes.
</text:p>
              <text:list text:style-name="OrgBulletedList" text:continue-numbering="true">
                <text:list-item>
                  <text:p text:style-name="Text_20_body">Genre les deux peuvent communiquer ensemble, c'est ça qu'il veut dire par complémentarité
</text:p>
                </text:list-item>
              </text:list>
              <text:list text:style-name="OrgBulletedList" text:continue-numbering="true">
                <text:list-item>
                  <text:p text:style-name="Text_20_body"><text:span text:style-name="Bold">Effet de substitution</text:span> : un disparaît au profit de l'autre (Ex: Agenda
remplacé par téléphones intelligents (lien à faire avec le cours sur la
convergence technologique).
</text:p>
                </text:list-item>
                <text:list-item>
                  <text:p text:style-name="Text_20_body"><text:span text:style-name="Bold">Effets de réduction</text:span> :  On utilise plus une technologie par rapport à
une autre. (Ex: Utilisation de ipod réduite par les téléphones intelligents)
</text:p>
                </text:list-item>
              </text:list>
            </text:list-item>
          </text:list>
        </text:list-item>
        <text:list-item>
          <text:p text:style-name="Text_20_body">
<text:bookmark-start text:name="OrgXref.org32690df"/>
<text:bookmark text:name="org32690df"/>Exemple d'impacts d'Internet
<text:bookmark-end text:name="OrgXref.org32690df"/></text:p>
          <text:list text:style-name="OrgNumberedList" text:continue-numbering="true">
            <text:list-item>
              <text:p text:style-name="Text_20_body">
<text:bookmark-start text:name="OrgXref.orga5acae5"/>
<text:bookmark text:name="orga5acae5"/>Vie familiale
<text:bookmark-end text:name="OrgXref.orga5acae5"/></text:p>
              <text:list text:style-name="OrgBulletedList" text:continue-numbering="false">
                <text:list-item>
                  <text:p text:style-name="Text_20_body">Diminution du temps passé en famille
</text:p>
                </text:list-item>
                <text:list-item>
                  <text:p text:style-name="Text_20_body">Communication simplifiée
</text:p>
                </text:list-item>
                <text:list-item>
                  <text:p text:style-name="Text_20_body">Facilité de maintenir le contact avec les membres éloignés
</text:p>
                </text:list-item>
                <text:list-item>
                  <text:p text:style-name="Text_20_body">Contribue à une meilleure gestion du budget familial
On est mieu en mesure de trouver des escomptes
</text:p>
                  <text:list text:style-name="OrgBulletedList" text:continue-numbering="true">
                    <text:list-item>
                      <text:p text:style-name="Text_20_body">Augmentation de l'épargne familiale
</text:p>
                    </text:list-item>
                  </text:list>
                </text:list-item>
                <text:list-item>
                  <text:p text:style-name="Text_20_body">Augmentation du temps passé … suivre des activités d'intérêt commun.
</text:p>
                </text:list-item>
              </text:list>
            </text:list-item>
            <text:list-item>
              <text:p text:style-name="Text_20_body">
<text:bookmark-start text:name="OrgXref.org2950048"/>
<text:bookmark text:name="org2950048"/>Vie Sociale
<text:bookmark-end text:name="OrgXref.org2950048"/></text:p>
              <text:p text:style-name="Text_20_body">Défini weirdement par le prof comme étant les interactions hors-famille
</text:p>
              <text:list text:style-name="OrgBulletedList" text:continue-numbering="false">
                <text:list-item>
                  <text:p text:style-name="Text_20_body">Formation de nouveaux liens sociaux (Communautés).
Les communautés étaient plus formées par des facteurs comme la proximité et
autres facteurs.  Maintenant, ça devient plus des intérêts communs
</text:p>
                </text:list-item>
                <text:list-item>
                  <text:p text:style-name="Text_20_body">Intérêts plus ou moins grands des dynamiques sociales (hors-frontières)
</text:p>
                </text:list-item>
                <text:list-item>
                  <text:p text:style-name="Text_20_body">Intérêt pour les facettes d'autres cultures (Musique, Nourriture etc.)
</text:p>
                </text:list-item>
                <text:list-item>
                  <text:p text:style-name="Text_20_body">Intérêt pour l'engagement dans diverses causes de nature sociale
</text:p>
                </text:list-item>
                <text:list-item>
                  <text:p text:style-name="Text_20_body">Participation à des mobilisations citoyennes
</text:p>
                </text:list-item>
              </text:list>
            </text:list-item>
            <text:list-item>
              <text:p text:style-name="Text_20_body">
<text:bookmark-start text:name="OrgXref.orga6fb402"/>
<text:bookmark text:name="orga6fb402"/>Education
<text:bookmark-end text:name="OrgXref.orga6fb402"/></text:p>
              <text:p text:style-name="Text_20_body">Nous allons distinguer les impacts qu'on peut caractériser comme <text:span text:style-name="Bold">négatifs</text:span> et
<text:span text:style-name="Bold">positifs</text:span>.
</text:p>
              <text:list text:style-name="OrgNumberedList" text:continue-numbering="true">
                <text:list-item>
                  <text:p text:style-name="Text_20_body">
<text:bookmark-start text:name="OrgXref.org1018ad2"/>
<text:bookmark text:name="org1018ad2"/>Positifs
<text:bookmark-end text:name="OrgXref.org1018ad2"/></text:p>
                  <text:list text:style-name="OrgBulletedList" text:continue-numbering="false">
                    <text:list-item>
                      <text:p text:style-name="Text_20_body">Facilite les recherches
</text:p>
                    </text:list-item>
                    <text:list-item>
                      <text:p text:style-name="Text_20_body">Facilite une plus grande production scientifique et une plus grande diffusion scientifique.
</text:p>
                    </text:list-item>
                    <text:list-item>
                      <text:p text:style-name="Text_20_body">Accès à un plus grand nombre de bibliothèques
</text:p>
                    </text:list-item>
                    <text:list-item>
                      <text:p text:style-name="Text_20_body">Meilleure coordination du travail d'équipe
</text:p>
                    </text:list-item>
                    <text:list-item>
                      <text:p text:style-name="Text_20_body">Offre plus importante de cours et de programmes
</text:p>
                    </text:list-item>
                    <text:list-item>
                      <text:p text:style-name="Text_20_body">Autonomisation plus importante des participants
</text:p>
                    </text:list-item>
                  </text:list>
                </text:list-item>
                <text:list-item>
                  <text:p text:style-name="Text_20_body">
<text:bookmark-start text:name="OrgXref.orgf084640"/>
<text:bookmark text:name="orgf084640"/>Négatifs
<text:bookmark-end text:name="OrgXref.orgf084640"/></text:p>
                  <text:list text:style-name="OrgBulletedList" text:continue-numbering="false">
                    <text:list-item>
                      <text:p text:style-name="Text_20_body">Augmentation des formes de tricherie (plagiat, sous-traitance)
</text:p>
                    </text:list-item>
                    <text:list-item>
                      <text:p text:style-name="Text_20_body">Augmentation des fausses informations (faux documents de référence, faux
articles)
</text:p>
                    </text:list-item>
                    <text:list-item>
                      <text:p text:style-name="Text_20_body">L'éducation est devenue un objet de consommation qui répond à la réalité de
l'offre et de la demande. (PHIL: I don't know if this wasn't true before the
Internet. But he explained it in a nice way.  Education is supposed to have
some sort of vocation to teach what the teacher thinks he needs to teach vs
what the students want (as customers))
</text:p>
                    </text:list-item>
                  </text:list>
                </text:list-item>
                <text:list-item>
                  <text:p text:style-name="Text_20_body">
<text:bookmark-start text:name="OrgXref.org9751720"/>
<text:bookmark text:name="org9751720"/>Enjeux relatifs de l'internet dans le milieu de l'Éducation
<text:bookmark-end text:name="OrgXref.org9751720"/></text:p>
                  <text:list text:style-name="OrgNumberedList" text:continue-numbering="true">
                    <text:list-item>
                      <text:p text:style-name="Text_20_body">
<text:bookmark-start text:name="OrgXref.orgc2210e2"/>
<text:bookmark text:name="orgc2210e2"/>Confusion entre Donnée, Informations, Savoir
<text:bookmark-end text:name="OrgXref.orgc2210e2"/></text:p>
                      <text:list text:style-name="OrgBulletedList" text:continue-numbering="false">
                        <text:list-item>
                          <text:p text:style-name="Text_20_body"><text:span text:style-name="Bold">Donnée</text:span> : fait brut observable (ex: 5%)
</text:p>
                        </text:list-item>
                        <text:list-item>
                          <text:p text:style-name="Text_20_body"><text:span text:style-name="Bold">Information</text:span> : Une donnée contextualisée
Ex : Le taux de la banque du canada est égal à 1.5%
</text:p>
                        </text:list-item>
                        <text:list-item>
                          <text:p text:style-name="Text_20_body"><text:span text:style-name="Bold">Connaissance</text:span> : Sachant que le taux de Bance du Canada mes 1.5% et projette des
placements et d'investissements.  La connaissance requiert des
connaissances préalables.
</text:p>
                        </text:list-item>
                      </text:list>
                    </text:list-item>
                    <text:list-item>
                      <text:p text:style-name="Text_20_body">
<text:bookmark-start text:name="OrgXref.org504c50b"/>
<text:bookmark text:name="org504c50b"/>Émergence d'un savoir Flou vs Savoir Précis
<text:bookmark-end text:name="OrgXref.org504c50b"/></text:p>
                    </text:list-item>
                    <text:list-item>
                      <text:p text:style-name="Text_20_body">
<text:bookmark-start text:name="OrgXref.org03ef4d9"/>
<text:bookmark text:name="org03ef4d9"/>L'aspect marchand, ce qui fait qu'à l'absence de contrôle et vérification, il devient difficile d'en assurer la qualité
<text:bookmark-end text:name="OrgXref.org03ef4d9"/></text:p>
                    </text:list-item>
                  </text:list>
                </text:list-item>
              </text:list>
            </text:list-item>
          </text:list>
        </text:list-item>
        <text:list-item>
          <text:p text:style-name="Text_20_body">
<text:bookmark-start text:name="OrgXref.orgd6d1bec"/>
<text:bookmark text:name="orgd6d1bec"/>Impacts de la <text:span text:style-name="Bold">monétique</text:span>
<text:bookmark-end text:name="OrgXref.orgd6d1bec"/></text:p>
          <text:p text:style-name="Text_20_body">Monétique : Contraction de "monnaie" et "informatique".
</text:p>
          <text:p text:style-name="Text_20_body">"La monnaie est réduite à {0,1}"
</text:p>
          <text:list text:style-name="OrgNumberedList" text:continue-numbering="true">
            <text:list-item>
              <text:p text:style-name="Text_20_body">
<text:bookmark-start text:name="OrgXref.orgf43c9f9"/>
<text:bookmark text:name="orgf43c9f9"/>Impacts dans les institutions financières
<text:bookmark-end text:name="OrgXref.orgf43c9f9"/></text:p>
              <text:list text:style-name="OrgBulletedList" text:continue-numbering="false">
                <text:list-item>
                  <text:p text:style-name="Text_20_body">Amélioration du volume d'affaires
</text:p>
                </text:list-item>
                <text:list-item>
                  <text:p text:style-name="Text_20_body">Concentration des cervices variés au sein d'une même entité
</text:p>
                </text:list-item>
                <text:list-item>
                  <text:p text:style-name="Text_20_body">Diversité de l'offre des services
</text:p>
                </text:list-item>
                <text:list-item>
                  <text:p text:style-name="Text_20_body">Augmentation de la concurrence
</text:p>
                </text:list-item>
                <text:list-item>
                  <text:p text:style-name="Text_20_body">Augmentation des fraudes.
</text:p>
                </text:list-item>
              </text:list>
            </text:list-item>
            <text:list-item>
              <text:p text:style-name="Text_20_body">
<text:bookmark-start text:name="OrgXref.org6073d3c"/>
<text:bookmark text:name="org6073d3c"/>Impacts sur les clients
<text:bookmark-end text:name="OrgXref.org6073d3c"/></text:p>
              <text:list text:style-name="OrgBulletedList" text:continue-numbering="false">
                <text:list-item>
                  <text:p text:style-name="Text_20_body">Accès à nos comptes 24/7
</text:p>
                </text:list-item>
                <text:list-item>
                  <text:p text:style-name="Text_20_body">Possibilité de générer des rendements
</text:p>
                </text:list-item>
                <text:list-item>
                  <text:p text:style-name="Text_20_body">Augmentation des fraudes
</text:p>
                </text:list-item>
                <text:list-item>
                  <text:p text:style-name="Text_20_body">Diversification de l'offre des produits financiers
</text:p>
                </text:list-item>
                <text:list-item>
                  <text:p text:style-name="Text_20_body">Augmentation de l'endettement
</text:p>
                </text:list-item>
                <text:list-item>
                  <text:p text:style-name="Text_20_body">Accès plus grand au crédit
</text:p>
                </text:list-item>
              </text:list>
            </text:list-item>
            <text:list-item>
              <text:p text:style-name="Text_20_body">
<text:bookmark-start text:name="OrgXref.orgaba76fd"/>
<text:bookmark text:name="orgaba76fd"/>Impacts sur les employés des institutions financières
<text:bookmark-end text:name="OrgXref.orgaba76fd"/></text:p>
              <text:list text:style-name="OrgBulletedList" text:continue-numbering="false">
                <text:list-item>
                  <text:p text:style-name="Text_20_body">Changement dans la nature des tâches
</text:p>
                </text:list-item>
                <text:list-item>
                  <text:p text:style-name="Text_20_body">Changement dans les compétences requises
</text:p>
                </text:list-item>
                <text:list-item>
                  <text:p text:style-name="Text_20_body">Introduction de nouvelles formes de rémunération (fixes et
variables(performance))
</text:p>
                </text:list-item>
              </text:list>
            </text:list-item>
          </text:list>
        </text:list-item>
        <text:list-item>
          <text:p text:style-name="Text_20_body">
<text:bookmark-start text:name="OrgXref.org7fdfced"/>
<text:bookmark text:name="org7fdfced"/>Impacts de la <text:span text:style-name="Bold">domotique</text:span>
<text:bookmark-end text:name="OrgXref.org7fdfced"/></text:p>
          <text:list text:style-name="OrgBulletedList" text:continue-numbering="false">
            <text:list-item>
              <text:p text:style-name="Text_20_body">Gestion optimisée des fonctions de gestion d'une maison (chauffage,
électricité)
</text:p>
            </text:list-item>
            <text:list-item>
              <text:p text:style-name="Text_20_body">Amélioration de la sécurité
</text:p>
            </text:list-item>
            <text:list-item>
              <text:p text:style-name="Text_20_body">Possibilité de diminuer les coûts de gestion
</text:p>
            </text:list-item>
          </text:list>
          <text:list text:style-name="OrgNumberedList" text:continue-numbering="true">
            <text:list-item>
              <text:p text:style-name="Text_20_body">
<text:bookmark-start text:name="OrgXref.orga1145e7"/>
<text:bookmark text:name="orga1145e7"/>Domotique pré '90
<text:bookmark-end text:name="OrgXref.orga1145e7"/></text:p>
              <text:list text:style-name="OrgBulletedList" text:continue-numbering="false">
                <text:list-item>
                  <text:p text:style-name="Text_20_body">Domotique = échec
</text:p>
                </text:list-item>
                <text:list-item>
                  <text:p text:style-name="Text_20_body">Faible pénétration dans le domaine domiciliaire
</text:p>
                </text:list-item>
                <text:list-item>
                  <text:p text:style-name="Text_20_body">Pas de lien entre les différents systèmes
</text:p>
                </text:list-item>
                <text:list-item>
                  <text:p text:style-name="Text_20_body">Appropriation non réussie
</text:p>
                </text:list-item>
              </text:list>
            </text:list-item>
            <text:list-item>
              <text:p text:style-name="Text_20_body">
<text:bookmark-start text:name="OrgXref.org177ffc9"/>
<text:bookmark text:name="org177ffc9"/>Domotique post '90 : '90 jusqu'à aujourd'hui
<text:bookmark-end text:name="OrgXref.org177ffc9"/></text:p>
              <text:list text:style-name="OrgBulletedList" text:continue-numbering="false">
                <text:list-item>
                  <text:p text:style-name="Text_20_body">Introduction d'offre consolidées par le biais des systèmes de sécurité (ADT)
</text:p>
                </text:list-item>
                <text:list-item>
                  <text:p text:style-name="Text_20_body">Cette stratégie va faciliter la pénétration et une plus grande appropriation.
</text:p>
                </text:list-item>
                <text:list-item>
                  <text:p text:style-name="Text_20_body">Multiplicité d'offreurs.
</text:p>
                </text:list-item>
              </text:list>
            </text:list-item>
          </text:list>
        </text:list-item>
      </text:list>
      <text:h text:style-name="Heading_20_3" text:outline-level="3" text:is-list-header="false">
<text:bookmark-start text:name="OrgXref.org949825f"/>
<text:bookmark text:name="org949825f"/>Cours 6 - Discussion de l'examen
<text:bookmark-end text:name="OrgXref.org949825f"/></text:h>
      <text:p text:style-name="Text_20_body">2 questions sur les textes du recueil (textes 1 à 5) <text:span text:style-name="OrgCode">[6/20]</text:span>
1 question par cours pour <text:span text:style-name="OrgCode">[14/20]</text:span>
</text:p>
      <text:list text:style-name="OrgNumberedList" text:continue-numbering="false">
        <text:list-item>
          <text:p text:style-name="Text_20_body">
<text:bookmark-start text:name="OrgXref.org582c626"/>
<text:bookmark text:name="org582c626"/>Cours 1
<text:bookmark-end text:name="OrgXref.org582c626"/></text:p>
          <text:p text:style-name="Text_20_body">Les 4 raisons qui justifient le cours
</text:p>
          <text:list text:style-name="OrgBulletedList" text:continue-numbering="false">
            <text:list-item>
              <text:p text:style-name="Text_20_body">Institutionnelles : BCAPG, OIQ
</text:p>
            </text:list-item>
            <text:list-item>
              <text:p text:style-name="Text_20_body">Sociétale : Omniprésence de la technologie 
</text:p>
            </text:list-item>
            <text:list-item>
              <text:p text:style-name="Text_20_body">Professionnelles : Impacts
</text:p>
            </text:list-item>
          </text:list>
          <text:p text:style-name="Text_20_body">Notion de sociologie de la technologie.
</text:p>
          <text:p text:style-name="Text_20_body">Lien Technologie <text:span text:style-name="Bold">leftrightarrow</text:span> Société
</text:p>
        </text:list-item>
        <text:list-item>
          <text:p text:style-name="Text_20_body">
<text:bookmark-start text:name="OrgXref.org778b52e"/>
<text:bookmark text:name="org778b52e"/>Cours 2 Illustration du lien T-S à travers trois périodes
<text:bookmark-end text:name="OrgXref.org778b52e"/></text:p>
          <text:list text:style-name="OrgBulletedList" text:continue-numbering="false">
            <text:list-item>
              <text:p text:style-name="Text_20_body">Préindustrielle
</text:p>
            </text:list-item>
            <text:list-item>
              <text:p text:style-name="Text_20_body">Industrielle
</text:p>
            </text:list-item>
            <text:list-item>
              <text:p text:style-name="Text_20_body">Post industrielle 
</text:p>
            </text:list-item>
          </text:list>
          <text:p text:style-name="Text_20_body">Différentes représentations de la technologie
</text:p>
          <text:p text:style-name="Text_20_body">Faits technologiquest : 2 faits
</text:p>
          <text:list text:style-name="OrgBulletedList" text:continue-numbering="false">
            <text:list-item>
              <text:p text:style-name="Text_20_body">Faits sociaux
</text:p>
            </text:list-item>
            <text:list-item>
              <text:p text:style-name="Text_20_body">Faits technologiques
</text:p>
            </text:list-item>
          </text:list>
          <text:p text:style-name="Text_20_body">Différentes caractéristiques des nouvelles technologies
</text:p>
        </text:list-item>
        <text:list-item>
          <text:p text:style-name="Text_20_body">
<text:bookmark-start text:name="OrgXref.org12c1a87"/>
<text:bookmark text:name="org12c1a87"/>Cours 3
<text:bookmark-end text:name="OrgXref.org12c1a87"/></text:p>
          <text:p text:style-name="Text_20_body">Notion de convergence technologique
</text:p>
          <text:p text:style-name="Text_20_body">Modèle de dévelopement social des technologies
</text:p>
          <text:list text:style-name="OrgBulletedList" text:continue-numbering="false">
            <text:list-item>
              <text:p text:style-name="Text_20_body">Phase 1 Production sociale
</text:p>
            </text:list-item>
            <text:list-item>
              <text:p text:style-name="Text_20_body">Phase 2 Diffusion Sociale
</text:p>
            </text:list-item>
            <text:list-item>
              <text:p text:style-name="Text_20_body">Phase 3 Appropriation
</text:p>
            </text:list-item>
          </text:list>
        </text:list-item>
        <text:list-item>
          <text:p text:style-name="Text_20_body">
<text:bookmark-start text:name="OrgXref.orgdee259f"/>
<text:bookmark text:name="orgdee259f"/>Cours 4
<text:bookmark-end text:name="OrgXref.orgdee259f"/></text:p>
          <text:p text:style-name="Text_20_body">Impacts des grands projets
</text:p>
          <text:list text:style-name="OrgBulletedList" text:continue-numbering="false">
            <text:list-item>
              <text:p text:style-name="Text_20_body">Notion d'impacts + Opérationalisation
</text:p>
            </text:list-item>
            <text:list-item>
              <text:p text:style-name="Text_20_body">Illustrer les impacts des grands projets selon des catégories
</text:p>
            </text:list-item>
            <text:list-item>
              <text:p text:style-name="Text_20_body">Modèle d'évaluation sociale des technologies.
</text:p>
            </text:list-item>
          </text:list>
        </text:list-item>
        <text:list-item>
          <text:p text:style-name="Text_20_body">
<text:bookmark-start text:name="OrgXref.org802e500"/>
<text:bookmark text:name="org802e500"/>Cours 5
<text:bookmark-end text:name="OrgXref.org802e500"/></text:p>
          <text:p text:style-name="Text_20_body">Voir retour sur le cours 56
</text:p>
        </text:list-item>
      </text:list>
      <text:h text:style-name="Heading_20_3" text:outline-level="3" text:is-list-header="false">
<text:bookmark-start text:name="OrgXref.orgc055be5"/>
<text:bookmark text:name="orgc055be5"/>Cours 7 - INTRA
<text:bookmark-end text:name="OrgXref.orgc055be5"/></text:h>
      <text:h text:style-name="Heading_20_3" text:outline-level="3" text:is-list-header="false">
<text:bookmark-start text:name="OrgXref.orgab2b6b9"/>
<text:bookmark text:name="orgab2b6b9"/>Cours 8 - Résistance au changement et Mouvements sociaux
<text:bookmark-end text:name="OrgXref.orgab2b6b9"/></text:h>
      <text:list text:style-name="OrgNumberedList" text:continue-numbering="false">
        <text:list-item>
          <text:p text:style-name="Text_20_body">
<text:bookmark-start text:name="OrgXref.org0dbecc7"/>
<text:bookmark text:name="org0dbecc7"/>Plan
<text:bookmark-end text:name="OrgXref.org0dbecc7"/></text:p>
          <text:list text:style-name="OrgBulletedList" text:continue-numbering="false">
            <text:list-item>
              <text:p text:style-name="Text_20_body">Partie 1 Résistance au changement
</text:p>
              <text:list text:style-name="OrgBulletedList" text:continue-numbering="true">
                <text:list-item>
                  <text:p text:style-name="Text_20_body">Définition
</text:p>
                </text:list-item>
                <text:list-item>
                  <text:p text:style-name="Text_20_body">Manifestations
</text:p>
                </text:list-item>
                <text:list-item>
                  <text:p text:style-name="Text_20_body">Raisons
</text:p>
                </text:list-item>
                <text:list-item>
                  <text:p text:style-name="Text_20_body">Résistance vue comme un comportement rationel
</text:p>
                </text:list-item>
              </text:list>
            </text:list-item>
            <text:list-item>
              <text:p text:style-name="Text_20_body">Partie 2 Mouvements sociaux
</text:p>
              <text:list text:style-name="OrgBulletedList" text:continue-numbering="true">
                <text:list-item>
                  <text:p text:style-name="Text_20_body">Définition
</text:p>
                </text:list-item>
              </text:list>
            </text:list-item>
          </text:list>
        </text:list-item>
        <text:list-item>
          <text:p text:style-name="Text_20_body">
<text:bookmark-start text:name="OrgXref.org51c3ccd"/>
<text:bookmark text:name="org51c3ccd"/>Choses abordées avant le cours
<text:bookmark-end text:name="OrgXref.org51c3ccd"/></text:p>
          <text:list text:style-name="OrgNumberedList" text:continue-numbering="true">
            <text:list-item>
              <text:p text:style-name="Text_20_body">
<text:bookmark-start text:name="OrgXref.org1cfef57"/>
<text:bookmark text:name="org1cfef57"/>Utilité des indicateurs :
<text:bookmark-end text:name="OrgXref.org1cfef57"/></text:p>
              <text:p text:style-name="Text_20_body">S'assurer que les répondants interprètent ma question sur la même base.  Assurer
une consistance des réponses.
</text:p>
            </text:list-item>
            <text:list-item>
              <text:p text:style-name="Text_20_body">
<text:bookmark-start text:name="OrgXref.orgde0413b"/>
<text:bookmark text:name="orgde0413b"/>Exemple de grille d'analyse
<text:bookmark-end text:name="OrgXref.orgde0413b"/></text:p>
              <text:list text:style-name="OrgNumberedList" text:continue-numbering="false">
                <text:list-item>
                  <text:p text:style-name="Text_20_body">Sujet
</text:p>
                </text:list-item>
                <text:list-item>
                  <text:p text:style-name="Text_20_body">Répondants à choisir, échantillon homogène
</text:p>
                </text:list-item>
                <text:list-item>
                  <text:p text:style-name="Text_20_body">Revue de littérature
</text:p>
                </text:list-item>
                <text:list-item>
                  <text:p text:style-name="Text_20_body">Énoncé de l'hypothèse
</text:p>
                </text:list-item>
                <text:list-item>
                  <text:p text:style-name="Text_20_body">Catégories et sous-hypothèses
</text:p>
                </text:list-item>
                <text:list-item>
                  <text:p text:style-name="Text_20_body">Indicateurs + Questionnaire
</text:p>
                </text:list-item>
                <text:list-item>
                  <text:p text:style-name="Text_20_body">Administration des questions
</text:p>
                </text:list-item>
                <text:list-item>
                  <text:p text:style-name="Text_20_body">Réponses = Collecte de données
</text:p>
                </text:list-item>
              </text:list>
            </text:list-item>
          </text:list>
        </text:list-item>
      </text:list>
      <text:section text:style-name="OrgIndentedSection-Level-2"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Catégorie</text:p>
              </table:table-cell>
              <table:table-cell table:style-name="OrgTblCellTB">
                <text:p text:style-name="OrgTableHeadingLeft"/>
              </table:table-cell>
              <table:table-cell table:style-name="OrgTblCellTB">
                <text:p text:style-name="OrgTableHeadingLeft">Pers A</text:p>
              </table:table-cell>
              <table:table-cell table:style-name="OrgTblCellTB">
                <text:p text:style-name="OrgTableHeadingLeft">Pers B</text:p>
              </table:table-cell>
              <table:table-cell table:style-name="OrgTblCellTB">
                <text:p text:style-name="OrgTableHeadingLeft">Pers C</text:p>
              </table:table-cell>
              <table:table-cell table:style-name="OrgTblCellTB">
                <text:p text:style-name="OrgTableHeadingLeft">Pers D</text:p>
              </table:table-cell>
              <table:table-cell table:style-name="OrgTblCellTB">
                <text:p text:style-name="OrgTableHeadingLeft">Total</text:p>
              </table:table-cell>
            </table:table-row>
          </table:table-header-rows>
          <table:table-rows>
            <table:table-row>
              <table:table-cell table:style-name="OrgTblCellT">
                <text:p text:style-name="OrgTableContentsLeft">Qualité</text:p>
              </table:table-cell>
              <table:table-cell table:style-name="OrgTblCellT">
                <text:p text:style-name="OrgTableContentsLeft">Amélioration du</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nombre de reprises</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Contenu du</text:p>
              </table:table-cell>
              <table:table-cell table:style-name="OrgTblCellT">
                <text:p text:style-name="OrgTableContentsLeft">Élargissement</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Travail</text:p>
              </table:table-cell>
              <table:table-cell table:style-name="OrgTblCell">
                <text:p text:style-name="OrgTableContentsLeft">des tâches</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Communication</text:p>
              </table:table-cell>
              <table:table-cell table:style-name="OrgTblCellT">
                <text:p text:style-name="OrgTableContentsLeft">Augmentation des</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row>
            <table:table-row>
              <table:table-cell table:style-name="OrgTblCell">
                <text:p text:style-name="OrgTableContentsLeft"/>
              </table:table-cell>
              <table:table-cell table:style-name="OrgTblCell">
                <text:p text:style-name="OrgTableContentsLeft">liens interdépartement</text:p>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Productivité/</text:p>
              </table:table-cell>
              <table:table-cell table:style-name="OrgTblCellT">
                <text:p text:style-name="OrgTableContentsLeft">Augmentatdion des</text:p>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cell table:style-name="OrgTblCellT">
                <text:p text:style-name="OrgTableContentsLeft"/>
              </table:table-cell>
            </table:table-row>
            <table:table-row>
              <table:table-cell table:style-name="OrgTblCellB">
                <text:p text:style-name="OrgTableContentsLeft">rendement</text:p>
              </table:table-cell>
              <table:table-cell table:style-name="OrgTblCellB">
                <text:p text:style-name="OrgTableContentsLeft">livrables</text:p>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cell table:style-name="OrgTblCellB">
                <text:p text:style-name="OrgTableContentsLeft"/>
              </table:table-cell>
            </table:table-row>
          </table:table-rows>
        </table:table>
      </text:section>
      <text:list text:style-name="OrgNumberedList" text:continue-numbering="true">
        <text:list-item>
          <text:list text:style-name="OrgNumberedList" text:continue-numbering="true">
            <text:list-header>
              <text:p text:style-name="Text_20_body">Ex: Supposons que notre H<text:span text:style-name="OrgSubscript">0</text:span> : Les adjointes administratives utilisant le
progiciel de gestion Λ connaissent une modification de leur performance.
</text:p>
              <text:list text:style-name="OrgBulletedList" text:continue-numbering="false">
                <text:list-item>
                  <text:p text:style-name="Text_20_body">Adjointes administratives (répondants)
</text:p>
                </text:list-item>
                <text:list-item>
                  <text:p text:style-name="Text_20_body">Progiciel de gestion Λ (technologie)
</text:p>
                </text:list-item>
                <text:list-item>
                  <text:p text:style-name="Text_20_body">Modification de la performance (impacts)
</text:p>
                </text:list-item>
              </text:list>
              <text:p text:style-name="Text_20_body">On va transformer les réponses obtenues sur une échelle de Likeut (0-5, 0-10,
-5 à +5)
</text:p>
              <text:p text:style-name="Text_20_body">Analyse pour le rapport:
</text:p>
              <text:list text:style-name="OrgBulletedList" text:continue-numbering="false">
                <text:list-item>
                  <text:p text:style-name="Text_20_body">Analyse interne
C'est l'analyse intra-entrevue et l'analyse inter-entrevue
</text:p>
                </text:list-item>
                <text:list-item>
                  <text:p text:style-name="Text_20_body">Analyse externe
Comparer nos résultats à ceux de la littérature.
</text:p>
                </text:list-item>
              </text:list>
              <text:p text:style-name="Text_20_body">L'analyse intra-entrevue est associée à l'axe vertical du tableau.
</text:p>
              <text:p text:style-name="Text_20_body">L'analyse inter-entrevue est associée à l'axe horizontal du tableau.
</text:p>
              <text:p text:style-name="Text_20_body">C'est avec l'analyse inter-entrevue qu'on va confirmer ou infirmer l'hypothèse
générale.
</text:p>
              <text:p text:style-name="Text_20_body">Noter qu'on doit établir à partir de quel score les réponses indiquent un
impact significatif.
</text:p>
              <text:p text:style-name="Text_20_body">Pour pallier à la taille non-significative de notre échantillon, on va comparer
nos résultats aux résultats de la littérature.
</text:p>
            </text:list-header>
            <text:list-item>
              <text:p text:style-name="Text_20_body">
<text:bookmark-start text:name="OrgXref.org5a98686"/>
<text:bookmark text:name="org5a98686"/>Suite du cours
<text:bookmark-end text:name="OrgXref.org5a98686"/></text:p>
              <text:p text:style-name="Text_20_body">Cours 4,5,6:  Notion d'impacts, TCS (technologies dans le corps social?)
</text:p>
              <text:p text:style-name="Text_20_body">Dans les cours qui suivront, nous verrons :
</text:p>
              <text:p text:style-name="Text_20_body">Réactions générées par les TCS
</text:p>
              <text:list text:style-name="OrgBulletedList" text:continue-numbering="false">
                <text:list-item>
                  <text:p text:style-name="Text_20_body">Oppositions
</text:p>
                </text:list-item>
                <text:list-item>
                  <text:p text:style-name="Text_20_body">Résistance au chamement
</text:p>
                </text:list-item>
                <text:list-item>
                  <text:p text:style-name="Text_20_body">Mouvements sociaux
</text:p>
                </text:list-item>
                <text:list-item>
                  <text:p text:style-name="Text_20_body">Déviances
</text:p>
                </text:list-item>
              </text:list>
              <text:p text:style-name="Text_20_body">À la suite de ça, on va s'intéresser aux modes de gestion.  Comme ci-haut on a
une problématique, on va parler de modes de gestions
</text:p>
              <text:list text:style-name="OrgBulletedList" text:continue-numbering="false">
                <text:list-item>
                  <text:p text:style-name="Text_20_body">Dispositifs de régulation
</text:p>
                </text:list-item>
                <text:list-item>
                  <text:p text:style-name="Text_20_body">Gestion du changement
</text:p>
                </text:list-item>
                <text:list-item>
                  <text:p text:style-name="Text_20_body">Normes institutionnelles (comme les normes ISO par exemple)
</text:p>
                </text:list-item>
              </text:list>
              <text:p text:style-name="Text_20_body">Les <text:span text:style-name="Bold">modes de gestion</text:span> sont des modalités pour prendre en compte les réactions.
</text:p>
              <text:p text:style-name="Text_20_body">Les modes de gestion sucitent des contre-réactions
</text:p>
              <text:list text:style-name="OrgBulletedList" text:continue-numbering="false">
                <text:list-item>
                  <text:p text:style-name="Text_20_body">Groupes de pression
</text:p>
                </text:list-item>
                <text:list-item>
                  <text:p text:style-name="Text_20_body">lobby
</text:p>
                </text:list-item>
              </text:list>
              <text:p text:style-name="Text_20_body">On va terminer avec les enjeux connexes
</text:p>
              <text:list text:style-name="OrgBulletedList" text:continue-numbering="false">
                <text:list-item>
                  <text:p text:style-name="Text_20_body">Lien technologie ↔ Production
</text:p>
                </text:list-item>
                <text:list-item>
                  <text:p text:style-name="Text_20_body">Gestion des risques
</text:p>
                </text:list-item>
                <text:list-item>
                  <text:p text:style-name="Text_20_body">Post-Taylorisme
</text:p>
                </text:list-item>
                <text:list-item>
                  <text:p text:style-name="Text_20_body">Modèles
</text:p>
                  <text:list text:style-name="OrgBulletedList" text:continue-numbering="true">
                    <text:list-item>
                      <text:p text:style-name="Text_20_body">Métier
</text:p>
                    </text:list-item>
                    <text:list-item>
                      <text:p text:style-name="Text_20_body">Compétences
</text:p>
                    </text:list-item>
                  </text:list>
                </text:list-item>
                <text:list-item>
                  <text:p text:style-name="Text_20_body">Transfert de technologie
</text:p>
                </text:list-item>
              </text:list>
            </text:list-item>
          </text:list>
        </text:list-item>
        <text:list-item>
          <text:p text:style-name="Text_20_body">
<text:bookmark-start text:name="OrgXref.orgb735a3e"/>
<text:bookmark text:name="orgb735a3e"/>Le cours
<text:bookmark-end text:name="OrgXref.orgb735a3e"/></text:p>
          <text:list text:style-name="OrgNumberedList" text:continue-numbering="true">
            <text:list-item>
              <text:p text:style-name="Text_20_body">
<text:bookmark-start text:name="OrgXref.org8799db3"/>
<text:bookmark text:name="org8799db3"/>Résistance au changement
<text:bookmark-end text:name="OrgXref.org8799db3"/></text:p>
              <text:list text:style-name="OrgNumberedList" text:continue-numbering="true">
                <text:list-item>
                  <text:p text:style-name="Text_20_body">
<text:bookmark-start text:name="OrgXref.orgcbffc08"/>
<text:bookmark text:name="orgcbffc08"/>Définitions
<text:bookmark-end text:name="OrgXref.orgcbffc08"/></text:p>
                  <text:p text:style-name="Text_20_body"><text:span text:style-name="Bold">Résistance au changement</text:span> : Ensemble de réactions explicites ou implicites
visant à montrer son désacocrd par rapport à une technologie ou un projet.
</text:p>
                </text:list-item>
                <text:list-item>
                  <text:p text:style-name="Text_20_body">
<text:bookmark-start text:name="OrgXref.org5e04529"/>
<text:bookmark text:name="org5e04529"/>Manifestations
<text:bookmark-end text:name="OrgXref.org5e04529"/></text:p>
                  <text:list text:style-name="OrgBulletedList" text:continue-numbering="false">
                    <text:list-item>
                      <text:p text:style-name="Text_20_body">Refus d'utiliser la technologie
</text:p>
                    </text:list-item>
                    <text:list-item>
                      <text:p text:style-name="Text_20_body">Remise en question de la pertinence de la technologie
</text:p>
                    </text:list-item>
                    <text:list-item>
                      <text:p text:style-name="Text_20_body">Accent mis sur les difficultés
</text:p>
                    </text:list-item>
                    <text:list-item>
                      <text:p text:style-name="Text_20_body">Refus de participer à la mise en oeuvre
</text:p>
                    </text:list-item>
                    <text:list-item>
                      <text:p text:style-name="Text_20_body">Recours à la convention collective
</text:p>
                      <text:p text:style-name="Text_20_body">Retour sur cours 5 Income -&gt; Outcome
</text:p>
                      <text:p text:style-name="Text_20_body">Inc -&gt; Input -&gt; Processus -&gt; output -&gt; outcome -&gt; Inc
</text:p>
                      <text:p text:style-name="Text_20_body">Et l'implantation de technologies dans ce dessin = efficience (amélioration du
ratio input/output).
</text:p>
                    </text:list-item>
                    <text:list-item>
                      <text:p text:style-name="Text_20_body">Remise en question des compétences de ceux (souvent c'est des ingénieurs) qui
implantent la technologie dans l'organisation.
</text:p>
                    </text:list-item>
                    <text:list-item>
                      <text:p text:style-name="Text_20_body">Demander la réalisation d'études (pour retarder la mise en oeuvre).
</text:p>
                    </text:list-item>
                    <text:list-item>
                      <text:p text:style-name="Text_20_body">Un autre enjeux qui est très important à considérer : <text:span text:style-name="Bold">Remise en question de
la technologie</text:span> surtout si l'entreprise va bien.
</text:p>
                    </text:list-item>
                  </text:list>
                </text:list-item>
                <text:list-item>
                  <text:p text:style-name="Text_20_body">
<text:bookmark-start text:name="OrgXref.org0a1428c"/>
<text:bookmark text:name="org0a1428c"/>Raisons sous-jacentes
<text:bookmark-end text:name="OrgXref.org0a1428c"/></text:p>
                  <text:p text:style-name="Text_20_body">Pourquoi les gens résistent-ils au changement.  Qu'est-ce qui pousse les gens à
adopter cette posture.
</text:p>
                  <text:list text:style-name="OrgBulletedList" text:continue-numbering="false">
                    <text:list-item>
                      <text:p text:style-name="Text_20_body">Peur de l'inconnu
</text:p>
                    </text:list-item>
                    <text:list-item>
                      <text:p text:style-name="Text_20_body">Perte d'avantages
</text:p>
                    </text:list-item>
                    <text:list-item>
                      <text:p text:style-name="Text_20_body">Besoin de sécurité
</text:p>
                    </text:list-item>
                    <text:list-item>
                      <text:p text:style-name="Text_20_body">Refus de réinvestir dans un apprentissage
</text:p>
                    </text:list-item>
                    <text:list-item>
                      <text:p text:style-name="Text_20_body">Perte de référenciel
</text:p>
                    </text:list-item>
                    <text:list-item>
                      <text:p text:style-name="Text_20_body">Facilité dans l'habitude qui disparaît.
</text:p>
                    </text:list-item>
                  </text:list>
                </text:list-item>
                <text:list-item>
                  <text:p text:style-name="Text_20_body">
<text:bookmark-start text:name="OrgXref.org73e7c00"/>
<text:bookmark text:name="org73e7c00"/>Résistance au changement = Acte rationel
<text:bookmark-end text:name="OrgXref.org73e7c00"/></text:p>
                  <text:p text:style-name="Text_20_body">Illustration: Un diplômé universitaire 
</text:p>
                  <text:p text:style-name="Text_20_body">Stade 1
</text:p>
                  <text:p text:style-name="Text_20_body">=&gt; Investissement (temps, argent)
   =&gt; Diplôme
      =&gt; Emploi, rémunération, poste
         =&gt; Statut social
=&gt; Rendement
</text:p>
                  <text:p text:style-name="Text_20_body">Pour avoir l'emploi, rémunération, poste et le statut social, il faut avoir
l'investissement.
</text:p>
                  <text:p text:style-name="Text_20_body">Le changement touche le rendement.
</text:p>
                  <text:p text:style-name="Text_20_body">Suite à ça, puisque le changemnt touche le rendement, il faut réinvestir pour
maintenir le rendement.
</text:p>
                  <text:p text:style-name="Text_20_body">La résistance au changement doit être vue comme une protection de
l'investissement.
</text:p>
                  <text:p text:style-name="Text_20_body"><text:span text:style-name="Bold">L'idée</text:span> est que <text:span text:style-name="Bold">la résistance au changement est une protection des
investissements et donc est un acte rationnel</text:span>.
</text:p>
                </text:list-item>
              </text:list>
            </text:list-item>
            <text:list-item>
              <text:p text:style-name="Text_20_body">
<text:bookmark-start text:name="OrgXref.org6aece5e"/>
<text:bookmark text:name="org6aece5e"/>Mouvements sociaux
<text:bookmark-end text:name="OrgXref.org6aece5e"/></text:p>
              <text:list text:style-name="OrgNumberedList" text:continue-numbering="true">
                <text:list-item>
                  <text:p text:style-name="Text_20_body">
<text:bookmark-start text:name="OrgXref.org541bebf"/>
<text:bookmark text:name="org541bebf"/>Définitions
<text:bookmark-end text:name="OrgXref.org541bebf"/></text:p>
                  <text:p text:style-name="Text_20_body"><text:span text:style-name="Bold">Mouvement social</text:span> :
</text:p>
                  <text:list text:style-name="OrgBulletedList" text:continue-numbering="false">
                    <text:list-item>
                      <text:p text:style-name="Text_20_body">Action de groupe / Action collective
</text:p>
                    </text:list-item>
                    <text:list-item>
                      <text:p text:style-name="Text_20_body">Portant sur / Défendant une cause
</text:p>
                    </text:list-item>
                    <text:list-item>
                      <text:p text:style-name="Text_20_body">Cause d'intérêt général
</text:p>
                    </text:list-item>
                    <text:list-item>
                      <text:p text:style-name="Text_20_body">But du groupe = faire triompher sa cause
</text:p>
                      <text:list text:style-name="OrgBulletedList" text:continue-numbering="true">
                        <text:list-item>
                          <text:p text:style-name="Text_20_body">En modifiant l'état ou la nature du contexte social
</text:p>
                        </text:list-item>
                        <text:list-item>
                          <text:p text:style-name="Text_20_body">En gardant le statut quo.
</text:p>
                        </text:list-item>
                      </text:list>
                    </text:list-item>
                  </text:list>
                </text:list-item>
                <text:list-item>
                  <text:p text:style-name="Text_20_body">
<text:bookmark-start text:name="OrgXref.orgac0f499"/>
<text:bookmark text:name="orgac0f499"/>Visions du mouvement social
<text:bookmark-end text:name="OrgXref.orgac0f499"/></text:p>
                  <text:list text:style-name="OrgNumberedList" text:continue-numbering="true">
                    <text:list-item>
                      <text:p text:style-name="Text_20_body">
<text:bookmark-start text:name="OrgXref.orgc80253d"/>
<text:bookmark text:name="orgc80253d"/>Vision de Sidney Tarrow
<text:bookmark-end text:name="OrgXref.orgc80253d"/></text:p>
                      <text:list text:style-name="OrgBulletedList" text:continue-numbering="false">
                        <text:list-item>
                          <text:p text:style-name="Text_20_body">Présence des élites
</text:p>
                        </text:list-item>
                        <text:list-item>
                          <text:p text:style-name="Text_20_body">Les élites orientent les décisions collectives dans le sens qui leur est bénéfique.
</text:p>
                        </text:list-item>
                        <text:list-item>
                          <text:p text:style-name="Text_20_body">Pour pouvoir se faire entendre, les citoyens ordinaires vont se mobiliser en
mouvement social pour s'opposer aux élites
</text:p>
                        </text:list-item>
                      </text:list>
                    </text:list-item>
                    <text:list-item>
                      <text:p text:style-name="Text_20_body">
<text:bookmark-start text:name="OrgXref.org6568be3"/>
<text:bookmark text:name="org6568be3"/>Vision d'Alain Touraine
<text:bookmark-end text:name="OrgXref.org6568be3"/></text:p>
                      <text:p text:style-name="Text_20_body">(Dans toute situation de pays, vous avez toujours au sein du mouvemnt social
dans son ensemble, des sous-groupes qui sont discriminés.)
</text:p>
                      <text:list text:style-name="OrgBulletedList" text:continue-numbering="false">
                        <text:list-item>
                          <text:p text:style-name="Text_20_body">Présence de discrimination au sein des groupes sociaux
</text:p>
                        </text:list-item>
                        <text:list-item>
                          <text:p text:style-name="Text_20_body">Des sous-groupes discriminés dans leur propre société (Mouvement de libération
de la femme, droits civiques au US)
</text:p>
                        </text:list-item>
                        <text:list-item>
                          <text:p text:style-name="Text_20_body">Le sous-groupe discriminé va se mobiliser pour remettre en question l'ordre
établi. 
</text:p>
                        </text:list-item>
                      </text:list>
                    </text:list-item>
                  </text:list>
                </text:list-item>
                <text:list-item>
                  <text:p text:style-name="Text_20_body">
<text:bookmark-start text:name="OrgXref.orgbeaf9e3"/>
<text:bookmark text:name="orgbeaf9e3"/>Contexte d'apparition
<text:bookmark-end text:name="OrgXref.orgbeaf9e3"/></text:p>
                  <text:list text:style-name="OrgBulletedList" text:continue-numbering="false">
                    <text:list-item>
                      <text:p text:style-name="Text_20_body">Contestations sociales =&gt; initialement étaient portées par les sindicats +
sur les rapports de travail
</text:p>
                    </text:list-item>
                    <text:list-item>
                      <text:p text:style-name="Text_20_body">Évolutions sociales contemporaines
</text:p>
                      <text:list text:style-name="OrgBulletedList" text:continue-numbering="true">
                        <text:list-item>
                          <text:p text:style-name="Text_20_body">Diminution de l'influence des syndicats
</text:p>
                        </text:list-item>
                        <text:list-item>
                          <text:p text:style-name="Text_20_body">Enjeux sociaux dépassaient le cadre du monde du travail + le cadre des frontières géographiques/territoriales
</text:p>
                        </text:list-item>
                      </text:list>
                    </text:list-item>
                  </text:list>
                  <text:p text:style-name="Text_20_body">Tout ça fait que les mouvements sociaux sont devenus des cadres de mobilisation.
</text:p>
                </text:list-item>
                <text:list-item>
                  <text:p text:style-name="Text_20_body">
<text:bookmark-start text:name="OrgXref.org78a3791"/>
<text:bookmark text:name="org78a3791"/>Caractéristiques des mouvements sociaux
<text:bookmark-end text:name="OrgXref.org78a3791"/></text:p>
                  <text:list text:style-name="OrgBulletedList" text:continue-numbering="false">
                    <text:list-item>
                      <text:p text:style-name="Text_20_body">Le mouvement social est un <text:span text:style-name="Bold">mouvement de masse</text:span> (qui n'est pas lié à une classe
sociale en particulier contrairement aux syndicats)
</text:p>
                    </text:list-item>
                    <text:list-item>
                      <text:p text:style-name="Text_20_body">Le mouvement social <text:span text:style-name="Bold">présente un projet alternatif</text:span> (une autre manière de
concevoir le monde, ou présente des solutions. On n'est pas uniquement dans un
mode de contestation pure)
</text:p>
                    </text:list-item>
                    <text:list-item>
                      <text:p text:style-name="Text_20_body">Le mouvement social a tendance à se <text:span text:style-name="Bold">mondialiser</text:span> (du fait des nouvelles technologies).
</text:p>
                    </text:list-item>
                  </text:list>
                </text:list-item>
                <text:list-item>
                  <text:p text:style-name="Text_20_body">
<text:bookmark-start text:name="OrgXref.orgc9bfad4"/>
<text:bookmark text:name="orgc9bfad4"/>Évolution et signification du mouvement social
<text:bookmark-end text:name="OrgXref.orgc9bfad4"/></text:p>
                  <text:p text:style-name="Text_20_body">On distingue deux évolutions:
</text:p>
                  <text:list text:style-name="OrgBulletedList" text:continue-numbering="false">
                    <text:list-item>
                      <text:p text:style-name="Text_20_body">Le mouvement social se transforme en parti politique
</text:p>
                      <text:list text:style-name="OrgBulletedList" text:continue-numbering="true">
                        <text:list-item>
                          <text:p text:style-name="Text_20_body">Ex: les partis verts
</text:p>
                        </text:list-item>
                      </text:list>
                    </text:list-item>
                    <text:list-item>
                      <text:p text:style-name="Text_20_body">Le mouvement social se transforme élargi sa base et devient (augmenter le
membership), assure sa légitimité, devient un acteur social important mais
non-politique.
</text:p>
                    </text:list-item>
                  </text:list>
                </text:list-item>
                <text:list-item>
                  <text:p text:style-name="Text_20_body">
<text:bookmark-start text:name="OrgXref.org975a9ec"/>
<text:bookmark text:name="org975a9ec"/>Mouvement social et Nouvelles technologies
<text:bookmark-end text:name="OrgXref.org975a9ec"/></text:p>
                  <text:p text:style-name="Text_20_body">Effet paracoxal
</text:p>
                  <text:list text:style-name="OrgBulletedList" text:continue-numbering="false">
                    <text:list-item>
                      <text:p text:style-name="Text_20_body">D'un côté
</text:p>
                      <text:list text:style-name="OrgBulletedList" text:continue-numbering="true">
                        <text:list-item>
                          <text:p text:style-name="Text_20_body">Nouvelles technos -&gt; Modification des sturectures sociales -&gt; perte d'emploi
et destruction de secteurs d'activités -&gt; perte de lien social 
</text:p>
                        </text:list-item>
                      </text:list>
                    </text:list-item>
                    <text:list-item>
                      <text:p text:style-name="Text_20_body">De l'autre côté
</text:p>
                      <text:list text:style-name="OrgBulletedList" text:continue-numbering="true">
                        <text:list-item>
                          <text:p text:style-name="Text_20_body">No du fait des mouvement sociaux permettent de reconstruire du lien social
</text:p>
                        </text:list-item>
                        <text:list-item>
                          <text:p text:style-name="Text_20_body">On s'engage dans des causess que l'on veut défendre.
</text:p>
                        </text:list-item>
                      </text:list>
                    </text:list-item>
                  </text:list>
                </text:list-item>
              </text:list>
            </text:list-item>
          </text:list>
        </text:list-item>
      </text:list>
      <text:h text:style-name="Heading_20_3" text:outline-level="3" text:is-list-header="false">
<text:bookmark-start text:name="OrgXref.orgede11b0"/>
<text:bookmark text:name="orgede11b0"/>Cours 9 Déviances autour des nouvelles technologies
<text:bookmark-end text:name="OrgXref.orgede11b0"/></text:h>
      <text:list text:style-name="OrgNumberedList" text:continue-numbering="false">
        <text:list-item>
          <text:p text:style-name="Text_20_body">
<text:bookmark-start text:name="OrgXref.orgb8055e3"/>
<text:bookmark text:name="orgb8055e3"/>Retour cours précédent
<text:bookmark-end text:name="OrgXref.orgb8055e3"/></text:p>
          <text:p text:style-name="Text_20_body">Retour cours précédent
</text:p>
          <text:list text:style-name="OrgBulletedList" text:continue-numbering="false">
            <text:list-item>
              <text:p text:style-name="Text_20_body">Résistance au changment
</text:p>
              <text:list text:style-name="OrgBulletedList" text:continue-numbering="true">
                <text:list-item>
nil
</text:list-item>
              </text:list>
            </text:list-item>
          </text:list>
          <text:p text:style-name="Text_20_body">Vision de Tareau-something et la vision de Tourelle-something
We need to be able to contrast them
</text:p>
          <text:p text:style-name="Text_20_body">Caractéristiques des mouvements sociaux.
</text:p>
          <text:list text:style-name="OrgBulletedList" text:continue-numbering="false">
            <text:list-item>
              <text:p text:style-name="Text_20_body">Mondialisation
</text:p>
            </text:list-item>
          </text:list>
          <text:p text:style-name="Text_20_body">…
</text:p>
        </text:list-item>
        <text:list-item>
          <text:p text:style-name="Text_20_body">
<text:bookmark-start text:name="OrgXref.orgaf2af6a"/>
<text:bookmark text:name="orgaf2af6a"/>Plan
<text:bookmark-end text:name="OrgXref.orgaf2af6a"/></text:p>
          <text:list text:style-name="OrgNumberedList" text:continue-numbering="false">
            <text:list-item>
              <text:p text:style-name="Text_20_body">XYZ
</text:p>
              <text:list text:style-name="OrgNumberedList" text:continue-numbering="true">
                <text:list-item>
                  <text:p text:style-name="Text_20_body">Définition de la déviance
</text:p>
                </text:list-item>
                <text:list-item>
                  <text:p text:style-name="Text_20_body">Fondements sociologiques
</text:p>
                </text:list-item>
                <text:list-item>
nil
</text:list-item>
              </text:list>
            </text:list-item>
          </text:list>
        </text:list-item>
        <text:list-item>
          <text:p text:style-name="Text_20_body">
<text:bookmark-start text:name="OrgXref.orge98078a"/>
<text:bookmark text:name="orge98078a"/>Cours
<text:bookmark-end text:name="OrgXref.orge98078a"/></text:p>
          <text:list text:style-name="OrgNumberedList" text:continue-numbering="true">
            <text:list-item>
              <text:p text:style-name="Text_20_body">
<text:bookmark-start text:name="OrgXref.org45000dd"/>
<text:bookmark text:name="org45000dd"/>Partie 1
<text:bookmark-end text:name="OrgXref.org45000dd"/></text:p>
              <text:list text:style-name="OrgNumberedList" text:continue-numbering="true">
                <text:list-item>
                  <text:p text:style-name="Text_20_body">
<text:bookmark-start text:name="OrgXref.org214b2c6"/>
<text:bookmark text:name="org214b2c6"/>Définition de déviance
<text:bookmark-end text:name="OrgXref.org214b2c6"/></text:p>
                  <text:list text:style-name="OrgBulletedList" text:continue-numbering="false">
                    <text:list-item>
                      <text:p text:style-name="Text_20_body">Effet indésirables ou inattendus du fait de l'appropriation de la technologie
</text:p>
                    </text:list-item>
                    <text:list-item>
                      <text:p text:style-name="Text_20_body">Effets qui induisent des … négatifs
</text:p>
                    </text:list-item>
                  </text:list>
                  <text:list text:style-name="OrgNumberedList" text:continue-numbering="true">
                    <text:list-item>
                      <text:p text:style-name="Text_20_body">
<text:bookmark-start text:name="OrgXref.org2c76244"/>
<text:bookmark text:name="org2c76244"/>Déviance
<text:bookmark-end text:name="OrgXref.org2c76244"/></text:p>
                      <text:list text:style-name="OrgNumberedList" text:continue-numbering="true">
                        <text:list-item>
                          <text:p text:style-name="Text_20_body">
<text:bookmark-start text:name="OrgXref.org53750e5"/>
<text:bookmark text:name="org53750e5"/>On pose des actions qui ont des répercussions négatives sur soi-même.
<text:bookmark-end text:name="OrgXref.org53750e5"/></text:p>
                          <text:p text:style-name="Text_20_body">Poster des vidéos de conneries qu'on a fait quand on était drunk.
</text:p>
                        </text:list-item>
                        <text:list-item>
                          <text:p text:style-name="Text_20_body">
<text:bookmark-start text:name="OrgXref.orgfc59157"/>
<text:bookmark text:name="orgfc59157"/>On pose des actions qui ont des répercussions sur les autres
<text:bookmark-end text:name="OrgXref.orgfc59157"/></text:p>
                          <text:p text:style-name="Text_20_body">Scammers indiens, voler des renseignements confidentiels.
</text:p>
                        </text:list-item>
                      </text:list>
                    </text:list-item>
                  </text:list>
                </text:list-item>
                <text:list-item>
                  <text:p text:style-name="Text_20_body">
<text:bookmark-start text:name="OrgXref.org8ad39b1"/>
<text:bookmark text:name="org8ad39b1"/>Fondements sociologiques de la déviance
<text:bookmark-end text:name="OrgXref.org8ad39b1"/></text:p>
                  <text:p text:style-name="Text_20_body">Qu'est-ce qui explique l'écart par rapport à la norme sociale
</text:p>
                  <text:list text:style-name="OrgBulletedList" text:continue-numbering="false">
                    <text:list-item>
                      <text:p text:style-name="Text_20_body">Sociologie ⇒ Norme Norme sociale impose une régulation → Contrôle social
</text:p>
                    </text:list-item>
                    <text:list-item>
                      <text:p text:style-name="Text_20_body">Absence de contrôle sociale favorise la déviance
</text:p>
                    </text:list-item>
                    <text:list-item>
                      <text:p text:style-name="Text_20_body">Absence du regard des autres ((sur internet)) ↑
</text:p>
                    </text:list-item>
                  </text:list>
                  <text:p text:style-name="Text_20_body">((Note sur le fait que les distances ne font plus de différences)).
</text:p>
                </text:list-item>
                <text:list-item>
                  <text:p text:style-name="Text_20_body">
<text:bookmark-start text:name="OrgXref.org321b767"/>
<text:bookmark text:name="org321b767"/>Évolution de la déviance
<text:bookmark-end text:name="OrgXref.org321b767"/></text:p>
                  <text:list text:style-name="OrgNumberedList" text:continue-numbering="true">
                    <text:list-item>
                      <text:p text:style-name="Text_20_body">
<text:bookmark-start text:name="OrgXref.org5c50b9d"/>
<text:bookmark text:name="org5c50b9d"/>Lien Appropriation ⇔ Déviance
<text:bookmark-end text:name="OrgXref.org5c50b9d"/></text:p>
                      <text:p text:style-name="Text_20_body">Appropriation:
</text:p>
                      <text:list text:style-name="OrgBulletedList" text:continue-numbering="false">
                        <text:list-item>
                          <text:p text:style-name="Text_20_body">Structure d'accueil
</text:p>
                        </text:list-item>
                        <text:list-item>
                          <text:p text:style-name="Text_20_body">Usagers
</text:p>
                        </text:list-item>
                        <text:list-item>
                          <text:p text:style-name="Text_20_body">Contextualisée
</text:p>
                        </text:list-item>
                      </text:list>
                      <text:p text:style-name="Text_20_body">Technologie ⇒ Appropriation des impacts (positifs et négatifs)
</text:p>
                      <text:p text:style-name="Text_20_body">Rapport T ↔ S ⇒ Évolution du lien T ↔ S 
</text:p>
                      <text:p text:style-name="Text_20_body">Tout ça ⇒ Avec le temps de nouvelles formes de déviances.
</text:p>
                    </text:list-item>
                    <text:list-item>
                      <text:p text:style-name="Text_20_body">
<text:bookmark-start text:name="OrgXref.org72be75f"/>
<text:bookmark text:name="org72be75f"/>Illustration de l'évolution de la déviance par la délinquance informatique
<text:bookmark-end text:name="OrgXref.org72be75f"/></text:p>
                      <text:p text:style-name="Text_20_body">3 périodes
</text:p>
                      <text:list text:style-name="OrgNumberedList" text:continue-numbering="false">
                        <text:list-item>
                          <text:p text:style-name="Text_20_body">Naissance de la microinformatique
</text:p>
                          <text:list text:style-name="OrgBulletedList" text:continue-numbering="true">
                            <text:list-item>
                              <text:p text:style-name="Text_20_body">Actions/Comportements de déviances = vol de programmes
</text:p>
                            </text:list-item>
                          </text:list>
                        </text:list-item>
                        <text:list-item>
                          <text:p text:style-name="Text_20_body">Naissance de d'une architecture locale (réseaux locaux)
</text:p>
                          <text:list text:style-name="OrgBulletedList" text:continue-numbering="true">
                            <text:list-item>
                              <text:p text:style-name="Text_20_body">VOl de données dans le serveur local
</text:p>
                            </text:list-item>
                          </text:list>
                        </text:list-item>
                        <text:list-item>
                          <text:p text:style-name="Text_20_body">Naissance et développement du Web
</text:p>
                          <text:list text:style-name="OrgBulletedList" text:continue-numbering="true">
                            <text:list-item>
                              <text:p text:style-name="Text_20_body">Actions + Comportements = Virus, Hacking
</text:p>
                            </text:list-item>
                          </text:list>
                        </text:list-item>
                      </text:list>
                    </text:list-item>
                  </text:list>
                </text:list-item>
                <text:list-item>
                  <text:p text:style-name="Text_20_body">
<text:bookmark-start text:name="OrgXref.org8dfb49c"/>
<text:bookmark text:name="org8dfb49c"/>Postulats relatifs à la déviance
<text:bookmark-end text:name="OrgXref.org8dfb49c"/></text:p>
                  <text:list text:style-name="OrgNumberedList" text:continue-numbering="false">
                    <text:list-item>
                      <text:p text:style-name="Text_20_body">Toute entité (individu, Organisation, État) possède des informations qui
intéressent les autres
</text:p>
                    </text:list-item>
                    <text:list-item>
                      <text:p text:style-name="Text_20_body">Ces informations sont stockées et … les systèmes informationels …
</text:p>
                    </text:list-item>
                    <text:list-item>
                      <text:p text:style-name="Text_20_body">Aucun système informatique n'set sure à 100%.  Le risque nul n'existe pas.
Tout système comporte des failles 
</text:p>
                    </text:list-item>
                    <text:list-item>
                      <text:p text:style-name="Text_20_body">Toute entité ayant un intérêt et des connaissances peut donc s'introduire
dans le système et commettre ainsi un acte de déviance.
</text:p>
                    </text:list-item>
                    <text:list-item>
                      <text:p text:style-name="Text_20_body">Lentité le fera d'autant plus facilement que le risque de se faire prendre
est mince.
</text:p>
                    </text:list-item>
                  </text:list>
                </text:list-item>
                <text:list-item>
                  <text:p text:style-name="Text_20_body">
<text:bookmark-start text:name="OrgXref.org928696b"/>
<text:bookmark text:name="org928696b"/>Ambivalence de la société face à la déviance
<text:bookmark-end text:name="OrgXref.org928696b"/></text:p>
                  <text:p text:style-name="Text_20_body">Acteurs sociaux ⇒ Individus, Organisations, États
</text:p>
                  <text:p text:style-name="Text_20_body">⇓
</text:p>
                  <text:p text:style-name="Text_20_body">⇒ Posent des actes de déviance
</text:p>
                  <text:list text:style-name="OrgBulletedList" text:continue-numbering="false">
                    <text:list-item>
                      <text:p text:style-name="Text_20_body">Incapacité à en faire la promoiton dans la mesure où c'est répréhensible
</text:p>
                    </text:list-item>
                  </text:list>
                  <text:p text:style-name="Text_20_body">⇒ Subissent les conséquences
</text:p>
                  <text:list text:style-name="OrgBulletedList" text:continue-numbering="false">
                    <text:list-item>
                      <text:p text:style-name="Text_20_body">Difficultés à se plaindre ((Si on se plain on se condamne soi même parce que
nous aussi commettons des actes de déviances))
</text:p>
                    </text:list-item>
                  </text:list>
                </text:list-item>
              </text:list>
            </text:list-item>
            <text:list-item>
              <text:p text:style-name="Text_20_body">
<text:bookmark-start text:name="OrgXref.orgb715069"/>
<text:bookmark text:name="orgb715069"/>Partie 2 Incursion dans la vie privée
<text:bookmark-end text:name="OrgXref.orgb715069"/></text:p>
              <text:list text:style-name="OrgNumberedList" text:continue-numbering="true">
                <text:list-item>
                  <text:p text:style-name="Text_20_body">
<text:bookmark-start text:name="OrgXref.org51d7f71"/>
<text:bookmark text:name="org51d7f71"/>2.1 Dispositifs légaux
<text:bookmark-end text:name="OrgXref.org51d7f71"/></text:p>
                  <text:list text:style-name="OrgBulletedList" text:continue-numbering="false">
                    <text:list-item>
                      <text:p text:style-name="Text_20_body">Différence entre les divers pays
</text:p>
                    </text:list-item>
                    <text:list-item>
                      <text:p text:style-name="Text_20_body">Exemple Canada/Québec
</text:p>
                      <text:list text:style-name="OrgBulletedList" text:continue-numbering="true">
                        <text:list-item>
                          <text:p text:style-name="Text_20_body">Loi sur la protection des informations personnelles.j
</text:p>
                        </text:list-item>
                      </text:list>
                    </text:list-item>
                  </text:list>
                </text:list-item>
                <text:list-item>
                  <text:p text:style-name="Text_20_body">
<text:bookmark-start text:name="OrgXref.org2d7c8fa"/>
<text:bookmark text:name="org2d7c8fa"/>2.2 Évolution technologique et acteurs sociaux
<text:bookmark-end text:name="OrgXref.org2d7c8fa"/></text:p>
                  <text:list text:style-name="OrgBulletedList" text:continue-numbering="false">
                    <text:list-item>
                      <text:p text:style-name="Text_20_body">Illustration dans le domaine de la télévision
</text:p>
                      <text:list text:style-name="OrgNumberedList" text:continue-numbering="true">
                        <text:list-item>
                          <text:p text:style-name="Text_20_body">Modes de production et de diffusion de la télévision sont limités
</text:p>
                          <text:p text:style-name="Text_20_body">Limites technologiques
</text:p>
                          <text:list text:style-name="OrgBulletedList" text:continue-numbering="true">
                            <text:list-item>
                              <text:p text:style-name="Text_20_body">Nombre de canaux limités
</text:p>
                            </text:list-item>
                            <text:list-item>
                              <text:p text:style-name="Text_20_body">T.V appartient à l'état
</text:p>
                            </text:list-item>
                            <text:list-item>
                              <text:p text:style-name="Text_20_body">Les émissions sont diffusées à des périodes données
</text:p>
                            </text:list-item>
                            <text:list-item>
                              <text:p text:style-name="Text_20_body">((La télé a un rôle social important)
</text:p>
                            </text:list-item>
                          </text:list>
                        </text:list-item>
                        <text:list-item>
                          <text:p text:style-name="Text_20_body">Évolution technologique (fibre optique, etc)
</text:p>
                          <text:list text:style-name="OrgBulletedList" text:continue-numbering="true">
                            <text:list-item>
                              <text:p text:style-name="Text_20_body">Les modes de produciton et de diffusion de la télévision vont changer.
</text:p>
                            </text:list-item>
                            <text:list-item>
                              <text:p text:style-name="Text_20_body">Les capacités technologiques induisent …
</text:p>
                              <text:list text:style-name="OrgBulletedList" text:continue-numbering="true">
                                <text:list-item>
                                  <text:p text:style-name="Text_20_body">Quantité exponentielle de chaînes
</text:p>
                                </text:list-item>
                                <text:list-item>
                                  <text:p text:style-name="Text_20_body">TV appartient au secteur privé
</text:p>
                                </text:list-item>
                                <text:list-item>
                                  <text:p text:style-name="Text_20_body">Le privé tient à rentabiliser la chaîne
</text:p>
                                </text:list-item>
                                <text:list-item>
                                  <text:p text:style-name="Text_20_body">⇒ Modification des contenus (Mise en relief du citoyen Λ)
</text:p>
                                  <text:list text:style-name="OrgBulletedList" text:continue-numbering="true">
                                    <text:list-item>
                                      <text:p text:style-name="Text_20_body">Émergence de la télé-réalité.
</text:p>
                                    </text:list-item>
                                    <text:list-item>
                                      <text:p text:style-name="Text_20_body">⇒ On assiste au <text:span text:style-name="Bold">décloisonnement entre la vie privée et la vie
publique</text:span>. 
</text:p>
                                    </text:list-item>
                                  </text:list>
                                </text:list-item>
                              </text:list>
                            </text:list-item>
                          </text:list>
                        </text:list-item>
                      </text:list>
                    </text:list-item>
                  </text:list>
                </text:list-item>
              </text:list>
            </text:list-item>
          </text:list>
        </text:list-item>
      </text:list>
      <text:h text:style-name="Heading_20_3" text:outline-level="3" text:is-list-header="false">
<text:bookmark-start text:name="OrgXref.orgd8c4c6b"/>
<text:bookmark text:name="orgd8c4c6b"/>Cours 10 Modes de gestion des oppositions et des déviances
<text:bookmark-end text:name="OrgXref.orgd8c4c6b"/></text:h>
      <text:list text:style-name="OrgNumberedList" text:continue-numbering="false">
        <text:list-item>
          <text:p text:style-name="Text_20_body">
<text:bookmark-start text:name="OrgXref.org55ccf65"/>
<text:bookmark text:name="org55ccf65"/>Plan
<text:bookmark-end text:name="OrgXref.org55ccf65"/></text:p>
          <text:p text:style-name="Text_20_body">Partie 1 Différents modes
</text:p>
          <text:list text:style-name="OrgNumberedList" text:continue-numbering="false">
            <text:list-item>
              <text:p text:style-name="Text_20_body">Dispositifs de régulation
</text:p>
              <text:list text:style-name="OrgBulletedList" text:continue-numbering="true">
                <text:list-item>
                  <text:p text:style-name="Text_20_body">Definition
</text:p>
                </text:list-item>
                <text:list-item>
                  <text:p text:style-name="Text_20_body">Composantes
</text:p>
                </text:list-item>
                <text:list-item>
                  <text:p text:style-name="Text_20_body">Limites
</text:p>
                </text:list-item>
              </text:list>
            </text:list-item>
            <text:list-item>
              <text:p text:style-name="Text_20_body">Normes ISO
</text:p>
              <text:list text:style-name="OrgBulletedList" text:continue-numbering="true">
                <text:list-item>
                  <text:p text:style-name="Text_20_body">Definition
</text:p>
                </text:list-item>
                <text:list-item>
                  <text:p text:style-name="Text_20_body">Contexte
</text:p>
                </text:list-item>
              </text:list>
            </text:list-item>
          </text:list>
        </text:list-item>
        <text:list-item>
          <text:p text:style-name="Text_20_body">
<text:bookmark-start text:name="OrgXref.orgcf22775"/>
<text:bookmark text:name="orgcf22775"/>Rappel Cours 9
<text:bookmark-end text:name="OrgXref.orgcf22775"/></text:p>
          <text:p text:style-name="Text_20_body">Notion de déviance ⇒ Line avec Fondements Sociologiques
→ Appropriation
</text:p>
          <text:p text:style-name="Text_20_body">Caractère évolutif 
(( Appropriation + Caractere evolutif → Lien à faire entre les cours 3 et 9))
</text:p>
          <text:list text:style-name="OrgBulletedList" text:continue-numbering="false">
            <text:list-item>
              <text:p text:style-name="Text_20_body">On a pris comme exemples de la délinquance informatique
</text:p>
            </text:list-item>
            <text:list-item>
              <text:p text:style-name="Text_20_body">Postulats et Raisons
</text:p>
              <text:p text:style-name="Text_20_body">((On ne peut pas éviter la déviance))
</text:p>
            </text:list-item>
            <text:list-item>
              <text:p text:style-name="Text_20_body">Ambivalence des entités sociales face à ce phénomène.
</text:p>
            </text:list-item>
            <text:list-item>
              <text:p text:style-name="Text_20_body">La déviance se matérialise sous deux formes
</text:p>
              <text:list text:style-name="OrgBulletedList" text:continue-numbering="true">
                <text:list-item>
                  <text:p text:style-name="Text_20_body">Subir la conséquence des actes <text:span text:style-name="Bold">d'une autre personne</text:span>
</text:p>
                </text:list-item>
                <text:list-item>
                  <text:p text:style-name="Text_20_body">Subir la conséquence des actes <text:span text:style-name="Bold">de ses propres actes</text:span>
</text:p>
                </text:list-item>
              </text:list>
            </text:list-item>
            <text:list-item>
              <text:p text:style-name="Text_20_body">Incursion dans la vie privée
</text:p>
            </text:list-item>
          </text:list>
          <text:p text:style-name="Text_20_body"><text:span text:style-name="Bold">Ceci amène à considérer les modes de gestion.</text:span>
</text:p>
        </text:list-item>
        <text:list-item>
          <text:p text:style-name="Text_20_body">
<text:bookmark-start text:name="OrgXref.orgbd03873"/>
<text:bookmark text:name="orgbd03873"/>Cours
<text:bookmark-end text:name="OrgXref.orgbd03873"/></text:p>
          <text:list text:style-name="OrgNumberedList" text:continue-numbering="true">
            <text:list-item>
              <text:p text:style-name="Text_20_body">
<text:bookmark-start text:name="OrgXref.orgef3d2d7"/>
<text:bookmark text:name="orgef3d2d7"/>Partie 1 Différents modes
<text:bookmark-end text:name="OrgXref.orgef3d2d7"/></text:p>
              <text:list text:style-name="OrgNumberedList" text:continue-numbering="true">
                <text:list-item>
                  <text:p text:style-name="Text_20_body">
<text:bookmark-start text:name="OrgXref.orgf3b2579"/>
<text:bookmark text:name="orgf3b2579"/>Dispositifs de régulation
<text:bookmark-end text:name="OrgXref.orgf3b2579"/></text:p>
                  <text:list text:style-name="OrgNumberedList" text:continue-numbering="true">
                    <text:list-item>
                      <text:p text:style-name="Text_20_body">
<text:bookmark-start text:name="OrgXref.org1ab884c"/>
<text:bookmark text:name="org1ab884c"/>Définition
<text:bookmark-end text:name="OrgXref.org1ab884c"/></text:p>
                      <text:p text:style-name="Text_20_body">Ensemble de règles formelles ou informelles visant à encadrer les comportements
des acteurs sociaux.
</text:p>
                      <text:p text:style-name="Text_20_body"><text:span text:style-name="Bold">Exemples</text:span>
</text:p>
                      <text:list text:style-name="OrgBulletedList" text:continue-numbering="false">
                        <text:list-item>
                          <text:p text:style-name="Text_20_body">Lois
</text:p>
                        </text:list-item>
                        <text:list-item>
                          <text:p text:style-name="Text_20_body">Règles culturelles
</text:p>
                        </text:list-item>
                      </text:list>
                      <text:p text:style-name="Text_20_body">((Ces dispositifs de régulation devienntent des normes, des repères))
</text:p>
                    </text:list-item>
                    <text:list-item>
                      <text:p text:style-name="Text_20_body">
<text:bookmark-start text:name="OrgXref.orgcf67eb4"/>
<text:bookmark text:name="orgcf67eb4"/>Composantes
<text:bookmark-end text:name="OrgXref.orgcf67eb4"/></text:p>
                      <text:p text:style-name="Text_20_body">En sociologie, on distingue trois types de régulation.
</text:p>
                      <text:list text:style-name="OrgNumberedList" text:continue-numbering="true">
                        <text:list-item>
                          <text:p text:style-name="Text_20_body">
<text:bookmark-start text:name="OrgXref.orgd42e2c0"/>
<text:bookmark text:name="orgd42e2c0"/>Régulation de contrôle
<text:bookmark-end text:name="OrgXref.orgd42e2c0"/></text:p>
                          <text:p text:style-name="Text_20_body">Une entité qui établit des règles qui s'appliquent à tous.
</text:p>
                          <text:p text:style-name="Text_20_body">Cette entité <text:span text:style-name="Bold">a un pouvoir de sanction</text:span>.
</text:p>
                          <text:p text:style-name="Text_20_body"><text:span text:style-name="Bold">Exemples</text:span>
</text:p>
                          <text:list text:style-name="OrgBulletedList" text:continue-numbering="false">
                            <text:list-item>
                              <text:p text:style-name="Text_20_body">L'état
</text:p>
                            </text:list-item>
                          </text:list>
                        </text:list-item>
                        <text:list-item>
                          <text:p text:style-name="Text_20_body">
<text:bookmark-start text:name="OrgXref.orgb703230"/>
<text:bookmark text:name="orgb703230"/>Régulation Mixte
<text:bookmark-end text:name="OrgXref.orgb703230"/></text:p>
                          <text:p text:style-name="Text_20_body">L'entité de contrôle délègue son pouvoir à une organisation, généralement
paritaire qui établit les règles pour un secteur.
</text:p>
                          <text:p text:style-name="Text_20_body"><text:span text:style-name="Bold">Exemples</text:span>
</text:p>
                          <text:list text:style-name="OrgBulletedList" text:continue-numbering="false">
                            <text:list-item>
                              <text:p text:style-name="Text_20_body">Au québec
</text:p>
                              <text:list text:style-name="OrgBulletedList" text:continue-numbering="true">
                                <text:list-item>
                                  <text:p text:style-name="Text_20_body">CSST
</text:p>
                                </text:list-item>
                                <text:list-item>
                                  <text:p text:style-name="Text_20_body">CNT
</text:p>
                                </text:list-item>
                              </text:list>
                            </text:list-item>
                            <text:list-item>
                              <text:p text:style-name="Text_20_body">Au canada
</text:p>
                              <text:list text:style-name="OrgBulletedList" text:continue-numbering="true">
                                <text:list-item>
                                  <text:p text:style-name="Text_20_body">CRTC
</text:p>
                                </text:list-item>
                              </text:list>
                            </text:list-item>
                          </text:list>
                          <text:p text:style-name="Text_20_body">{{J'attendais qu'il commence à parler de l'OIQ et pourquoi il parlait du CRTC
mais dans le fond, l'OIQ régule les ingénieurs, pas vraiment une technologie
alors que la CSST régule des technologies dans les environnements de travail et
le CRTC qui régule les technologies de communciation.}}
</text:p>
                        </text:list-item>
                        <text:list-item>
                          <text:p text:style-name="Text_20_body">
<text:bookmark-start text:name="OrgXref.orga9105fc"/>
<text:bookmark text:name="orga9105fc"/>Régulation autonome
<text:bookmark-end text:name="OrgXref.orga9105fc"/></text:p>
                          <text:p text:style-name="Text_20_body">Un groupe qui se dote de ses propres règles, celles-ci s'appliquent uniquement
aux membres du groupe.
</text:p>
                          <text:p text:style-name="Text_20_body"><text:span text:style-name="Bold">Exemples</text:span>
</text:p>
                          <text:list text:style-name="OrgBulletedList" text:continue-numbering="false">
                            <text:list-item>
                              <text:p text:style-name="Text_20_body">Équipe de travail dans un cours
</text:p>
                            </text:list-item>
                          </text:list>
                        </text:list-item>
                      </text:list>
                    </text:list-item>
                    <text:list-item>
                      <text:p text:style-name="Text_20_body">
<text:bookmark-start text:name="OrgXref.org3a836fd"/>
<text:bookmark text:name="org3a836fd"/>Application et limites des 3 dispositifs de régulation
<text:bookmark-end text:name="OrgXref.org3a836fd"/></text:p>
                      <text:list text:style-name="OrgNumberedList" text:continue-numbering="false">
                        <text:list-item>
                          <text:p text:style-name="Text_20_body">Régulation de contrôle : ((Fait un affaire socratique pour nous faire dire
que "NON" la régulation autonome ne peux pas opérer sur l'internet.
</text:p>
                        </text:list-item>
                        <text:list-item>
                          <text:p text:style-name="Text_20_body">Régulation autonome : ((Socratique pour dire que "Non" parce que si l'autre
est pas dans mon groupe internet whatever,
</text:p>
                        </text:list-item>
                        <text:list-item>
                          <text:p text:style-name="Text_20_body">Régulation mixte : ((Même la régulation mixte ne peut pas donner de réels
résultats.
</text:p>
                        </text:list-item>
                      </text:list>
                      <text:p text:style-name="Text_20_body">((On voit que les systèmes de régulations ne peuvent pas tout faire))
</text:p>
                    </text:list-item>
                    <text:list-item>
                      <text:p text:style-name="Text_20_body">
<text:bookmark-start text:name="OrgXref.orgcb76f35"/>
<text:bookmark text:name="orgcb76f35"/>Plusieurs limites
<text:bookmark-end text:name="OrgXref.orgcb76f35"/></text:p>
                      <text:list text:style-name="OrgBulletedList" text:continue-numbering="false">
                        <text:list-item>
                          <text:p text:style-name="Text_20_body">La <text:span text:style-name="Bold">technologie évolue plus vite que les lois</text:span>
</text:p>
                        </text:list-item>
                        <text:list-item>
                          <text:p text:style-name="Text_20_body">Le web ne s'arrête pas aux frontières alors que les lois ne s'appliquent
uniquenment au sein d'un espace géographique.
</text:p>
                        </text:list-item>
                        <text:list-item>
                          <text:p text:style-name="Text_20_body">Les organisations policières ne mettent pas les ressources adéquates.
</text:p>
                        </text:list-item>
                      </text:list>
                    </text:list-item>
                  </text:list>
                </text:list-item>
                <text:list-item>
                  <text:p text:style-name="Text_20_body">
<text:bookmark-start text:name="OrgXref.org2888ea8"/>
<text:bookmark text:name="org2888ea8"/>Normes ISO
<text:bookmark-end text:name="OrgXref.org2888ea8"/></text:p>
                  <text:list text:style-name="OrgNumberedList" text:continue-numbering="true">
                    <text:list-item>
                      <text:p text:style-name="Text_20_body">
<text:bookmark-start text:name="OrgXref.org1fdea26"/>
<text:bookmark text:name="org1fdea26"/>Définition
<text:bookmark-end text:name="OrgXref.org1fdea26"/></text:p>
                      <text:p text:style-name="Text_20_body">Ensemble de règles basées sur des dimensions organisationnelles.  Pour être plus
précis: de gestion organisationnelle
</text:p>
                      <text:list text:style-name="OrgBulletedList" text:continue-numbering="false">
                        <text:list-item>
                          <text:p text:style-name="Text_20_body">Qualité
</text:p>
                        </text:list-item>
                        <text:list-item>
                          <text:p text:style-name="Text_20_body">Environnement
</text:p>
                        </text:list-item>
                      </text:list>
                      <text:p text:style-name="Text_20_body">visant à établir les pratiques de référence (les "meilleures pratiques").
</text:p>
                      <text:p text:style-name="Text_20_body"><text:span text:style-name="Bold">NOTE</text:span> La norme ISO porte le même nom que l'organisation ISO.
</text:p>
                      <text:p text:style-name="Text_20_body"><text:span text:style-name="Bold">NOTE</text:span> Les normes ISO sont volontaires.  Une organisation décide de s'y
conformer.  {{Ça peut être préférable et obligatoire en pratique.}}
</text:p>
                    </text:list-item>
                    <text:list-item>
                      <text:p text:style-name="Text_20_body">
<text:bookmark-start text:name="OrgXref.orgd23d82e"/>
<text:bookmark text:name="orgd23d82e"/>Contexte
<text:bookmark-end text:name="OrgXref.orgd23d82e"/></text:p>
                      <text:list text:style-name="OrgBulletedList" text:continue-numbering="false">
                        <text:list-item>
                          <text:p text:style-name="Text_20_body">Étant donné que c'est volontaire, pourquoi les organisation adoptent-elles les
normes ISO?
</text:p>
                        </text:list-item>
                        <text:list-item>
                          <text:p text:style-name="Text_20_body">Le constat d'une période industrielle à poste industrielle ((cours 2))
</text:p>
                          <text:list text:style-name="OrgBulletedList" text:continue-numbering="true">
                            <text:list-item>
                              <text:p text:style-name="Text_20_body">Reconnaissance de la mondialisation → Règles de l'OMC
</text:p>
                            </text:list-item>
                            <text:list-item>
                              <text:p text:style-name="Text_20_body">Répartition des zones de production et de consommation
</text:p>
                            </text:list-item>
                            <text:list-item>
                              <text:p text:style-name="Text_20_body">Concurrence mondialisée alors que les contextes sont différents.
</text:p>
                            </text:list-item>
                          </text:list>
                          <text:p text:style-name="Text_20_body">⇒ <text:span text:style-name="Bold">Nécessité d'évaluer les organisations sur les mêmes bases</text:span>
</text:p>
                        </text:list-item>
                        <text:list-item>
                          <text:p text:style-name="Text_20_body">L'économie de la qualité fait que les compagnies veulent la certification ISO
qui garantit la qualité de leur produit.
</text:p>
                        </text:list-item>
                      </text:list>
                    </text:list-item>
                    <text:list-item>
                      <text:p text:style-name="Text_20_body">
<text:bookmark-start text:name="OrgXref.org1aa6cc3"/>
<text:bookmark text:name="org1aa6cc3"/>Démarche d'élaboration par iso
<text:bookmark-end text:name="OrgXref.org1aa6cc3"/></text:p>
                      <text:list text:style-name="OrgBulletedList" text:continue-numbering="false">
                        <text:list-item>
                          <text:p text:style-name="Text_20_body">Mise en place d'un comité
</text:p>
                        </text:list-item>
                        <text:list-item>
                          <text:p text:style-name="Text_20_body">Comité (Experts industrie, Société Civile, États).
</text:p>
                        </text:list-item>
                        <text:list-item>
                          <text:p text:style-name="Text_20_body">ISO Énonce/rédige un mandat
</text:p>
                        </text:list-item>
                        <text:list-item>
                          <text:p text:style-name="Text_20_body">comité reçoit le mandat établit un plan de travail
</text:p>
                        </text:list-item>
                        <text:list-item>
                          <text:p text:style-name="Text_20_body">Le comité élabore la proposition, qui est discutée et testée
</text:p>
                        </text:list-item>
                        <text:list-item>
                          <text:p text:style-name="Text_20_body"><text:span text:style-name="Bold">Le comité établit le cahier de charge</text:span>
</text:p>
                        </text:list-item>
                        <text:list-item>
                          <text:p text:style-name="Text_20_body">Quand le cahier de charge est établi, il revient à l'organisation ISO d'en
assurer la mise en oeuvre.
</text:p>
                        </text:list-item>
                      </text:list>
                    </text:list-item>
                    <text:list-item>
                      <text:p text:style-name="Text_20_body">
<text:bookmark-start text:name="OrgXref.orgc8219ba"/>
<text:bookmark text:name="orgc8219ba"/>Démarche de certification
<text:bookmark-end text:name="OrgXref.orgc8219ba"/></text:p>
                      <text:p text:style-name="Text_20_body">Une entreprise/organisatin voulant être certifiée (ex: ISO 9001 (qui porte sur
la qualité)).
</text:p>
                      <text:p text:style-name="Text_20_body">L'organisation fait une requête auprès de ISO ou d'un auditeur agréé.
</text:p>
                      <text:list text:style-name="OrgNumberedList" text:continue-numbering="false">
                        <text:list-item>
                          <text:p text:style-name="Text_20_body">Audit de l'organisation ((sur la base du cahier de charge)).
</text:p>
                        </text:list-item>
                        <text:list-item>
                          <text:p text:style-name="Text_20_body">Action à mettre en oeuvre pour se conformer.
</text:p>
                        </text:list-item>
                        <text:list-item>
                          <text:p text:style-name="Text_20_body"><text:span text:style-name="Bold">Plan de mise en oeuvre</text:span> ((bonne vieille gestion de projet))
</text:p>
                          <text:list text:style-name="OrgBulletedList" text:continue-numbering="true">
                            <text:list-item>
                              <text:p text:style-name="Text_20_body">avec des jalons (milestones) 
</text:p>
                            </text:list-item>
                          </text:list>
                        </text:list-item>
                        <text:list-item>
                          <text:p text:style-name="Text_20_body">Exécution (ex implantation des pratiques de qualité)
</text:p>
                        </text:list-item>
                        <text:list-item>
                          <text:p text:style-name="Text_20_body">Suivi conformité et certification
</text:p>
                        </text:list-item>
                      </text:list>
                      <text:p text:style-name="Text_20_body">Tout ce processus est à la charge de l'organisation/entreprise requérente
</text:p>
                    </text:list-item>
                    <text:list-item>
                      <text:p text:style-name="Text_20_body">
<text:bookmark-start text:name="OrgXref.org13e6616"/>
<text:bookmark text:name="org13e6616"/>Avantages d'être certifié ISO
<text:bookmark-end text:name="OrgXref.org13e6616"/></text:p>
                      <text:list text:style-name="OrgBulletedList" text:continue-numbering="false">
                        <text:list-item>
                          <text:p text:style-name="Text_20_body">On se démarque des par rapport aux entreprises concurrentes.
</text:p>
                        </text:list-item>
                        <text:list-item>
                          <text:p text:style-name="Text_20_body">C'est souvent un prérequies pour certaines soumissions
((Ex: pour la stm, les "rammes" de métro {{pas sur quel mot il a dit}},
l'appel d'offre demandait une compagnie ISO bla bla))
</text:p>
                        </text:list-item>
                        <text:list-item>
                          <text:p text:style-name="Text_20_body">C'est une amélioration substantielle des pratiques de gestion ⇒ Efficience.
</text:p>
                        </text:list-item>
                      </text:list>
                    </text:list-item>
                  </text:list>
                </text:list-item>
                <text:list-item>
                  <text:p text:style-name="Text_20_body">
<text:bookmark-start text:name="OrgXref.orgb79ad80"/>
<text:bookmark text:name="orgb79ad80"/>Gestion du changemnt
<text:bookmark-end text:name="OrgXref.orgb79ad80"/></text:p>
                  <text:list text:style-name="OrgNumberedList" text:continue-numbering="true">
                    <text:list-item>
                      <text:p text:style-name="Text_20_body">
<text:bookmark-start text:name="OrgXref.orgea7cd40"/>
<text:bookmark text:name="orgea7cd40"/>Définition
<text:bookmark-end text:name="OrgXref.orgea7cd40"/></text:p>
                      <text:list text:style-name="OrgBulletedList" text:continue-numbering="false">
                        <text:list-item>
                          <text:p text:style-name="Text_20_body">Gestion fait référence aux activités de P.O.D.C. (Planifier, Organiser,
Diriger, Contrôler)
</text:p>
                        </text:list-item>
                        <text:list-item>
                          <text:p text:style-name="Text_20_body">Gestion du changement correspond aux activités de PODC permettant à une
organisation de se transformer, de s'adapter. De passer d'une situation
non-performante à une situation perforamnte.
</text:p>
                        </text:list-item>
                      </text:list>
                      <text:p text:style-name="Horizontal_20_Line"/>
                    </text:list-item>
                    <text:list-item>
                      <text:p text:style-name="Text_20_body">
<text:bookmark-start text:name="OrgXref.org5dbcd94"/>
<text:bookmark text:name="org5dbcd94"/>Gestion du changement et Gestion de projet
<text:bookmark-end text:name="OrgXref.org5dbcd94"/></text:p>
                      <text:list text:style-name="OrgBulletedList" text:continue-numbering="false">
                        <text:list-item>
                          <text:p text:style-name="Text_20_body">Gestion du changement = gestion de projet
</text:p>
                          <text:list text:style-name="OrgBulletedList" text:continue-numbering="true">
                            <text:list-item>
                              <text:p text:style-name="Text_20_body">Contrainte de temps : Échéancier
</text:p>
                            </text:list-item>
                            <text:list-item>
                              <text:p text:style-name="Text_20_body">Obligation de résultats
</text:p>
                            </text:list-item>
                            <text:list-item>
                              <text:p text:style-name="Text_20_body">Des ressources dédiées
</text:p>
                            </text:list-item>
                            <text:list-item>
                              <text:p text:style-name="Text_20_body">Perspective multidisciplinaire
</text:p>
                            </text:list-item>
                          </text:list>
                        </text:list-item>
                        <text:list-item>
                          <text:p text:style-name="Text_20_body">Nécessité de distinguer Projet vs Gestion Conventionnelle
</text:p>
                        </text:list-item>
                        <text:list-item>
                          <text:p text:style-name="Text_20_body">Comment se déploie un projet
</text:p>
                          <text:list text:style-name="OrgBulletedList" text:continue-numbering="true">
                            <text:list-item>
                              <text:p text:style-name="Text_20_body">Idéation {{WTF is that word lol}}
</text:p>
                            </text:list-item>
                            <text:list-item>
                              <text:p text:style-name="Text_20_body">Conception/Étude
</text:p>
                            </text:list-item>
                            <text:list-item>
                              <text:p text:style-name="Text_20_body">Planification/Réalisation
</text:p>
                            </text:list-item>
                            <text:list-item>
                              <text:p text:style-name="Text_20_body">Tests
</text:p>
                            </text:list-item>
                            <text:list-item>
                              <text:p text:style-name="Text_20_body">Transfert a l'exploitant
</text:p>
                            </text:list-item>
                          </text:list>
                        </text:list-item>
                      </text:list>
                      <text:p text:style-name="Text_20_body"><text:span text:style-name="Bold">Le PMI</text:span> project management institute, PM BOOK
</text:p>
                    </text:list-item>
                    <text:list-item>
                      <text:p text:style-name="Text_20_body">
<text:bookmark-start text:name="OrgXref.orgba0a27c"/>
<text:bookmark text:name="orgba0a27c"/>Activités
<text:bookmark-end text:name="OrgXref.orgba0a27c"/></text:p>
                      <text:list text:style-name="OrgBulletedList" text:continue-numbering="false">
                        <text:list-item>
                          <text:p text:style-name="Text_20_body">Enquête auprès de ceux qui doivent changer leurs pratiques.
</text:p>
                        </text:list-item>
                        <text:list-item>
                          <text:p text:style-name="Text_20_body">Analyse des besoins des employés
</text:p>
                        </text:list-item>
                        <text:list-item>
                          <text:p text:style-name="Text_20_body">Établir un plan de formation
</text:p>
                        </text:list-item>
                        <text:list-item>
                          <text:p text:style-name="Text_20_body">Établir un plan de communication
</text:p>
                        </text:list-item>
                        <text:list-item>
                          <text:p text:style-name="Text_20_body">Mettre en place un comité paritaire
</text:p>
                        </text:list-item>
                        <text:list-item>
                          <text:p text:style-name="Text_20_body">Mettre un place un cservice d'accompagnement
</text:p>
                        </text:list-item>
                        <text:list-item>
                          <text:p text:style-name="Text_20_body">Mettre en place un système d'incitatifs
</text:p>
                        </text:list-item>
                      </text:list>
                    </text:list-item>
                    <text:list-item>
                      <text:p text:style-name="Text_20_body">
<text:bookmark-start text:name="OrgXref.org9af9b88"/>
<text:bookmark text:name="org9af9b88"/>Cadres théoriques
<text:bookmark-end text:name="OrgXref.org9af9b88"/></text:p>
                      <text:p text:style-name="Text_20_body">Comment les acteurs sociaux pensent et structurent les projets de changement.
</text:p>
                      <text:list text:style-name="OrgNumberedList" text:continue-numbering="true">
                        <text:list-item>
                          <text:p text:style-name="Text_20_body">
<text:bookmark-start text:name="OrgXref.org7f30fa9"/>
<text:bookmark text:name="org7f30fa9"/>Tableau
<text:bookmark-end text:name="OrgXref.org7f30fa9"/></text:p>
                        </text:list-item>
                      </text:list>
                    </text:list-item>
                  </text:list>
                </text:list-item>
              </text:list>
            </text:list-item>
          </text:list>
        </text:list-item>
      </text:list>
      <text:section text:style-name="OrgIndentedSection-Level-5" text:name="Section3">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Cadres théoriques</text:p>
              </table:table-cell>
              <table:table-cell table:style-name="OrgTblCellTB">
                <text:p text:style-name="OrgTableHeadingLeft">Technologie</text:p>
              </table:table-cell>
              <table:table-cell table:style-name="OrgTblCellTB">
                <text:p text:style-name="OrgTableHeadingLeft">Acteur</text:p>
              </table:table-cell>
              <table:table-cell table:style-name="OrgTblCellTB">
                <text:p text:style-name="OrgTableHeadingLeft">Organisation</text:p>
              </table:table-cell>
            </table:table-row>
          </table:table-header-rows>
          <table:table-rows>
            <table:table-row>
              <table:table-cell table:style-name="OrgTblCellT">
                <text:p text:style-name="OrgTableContentsLeft">Déterminisme</text:p>
              </table:table-cell>
              <table:table-cell table:style-name="OrgTblCellT">
                <text:p text:style-name="OrgTableContentsLeft">Objet Abstrait</text:p>
              </table:table-cell>
              <table:table-cell table:style-name="OrgTblCellT">
                <text:p text:style-name="OrgTableContentsLeft">Rôle faible</text:p>
              </table:table-cell>
              <table:table-cell table:style-name="OrgTblCellT">
                <text:p text:style-name="OrgTableContentsLeft">Déterminée</text:p>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subit</text:p>
              </table:table-cell>
              <table:table-cell table:style-name="OrgTblCellB">
                <text:p text:style-name="OrgTableContentsLeft"/>
              </table:table-cell>
            </table:table-row>
          </table:table-rows>
          <table:table-rows>
            <table:table-row>
              <table:table-cell table:style-name="OrgTblCellT">
                <text:p text:style-name="OrgTableContentsLeft">Théorie du</text:p>
              </table:table-cell>
              <table:table-cell table:style-name="OrgTblCellT">
                <text:p text:style-name="OrgTableContentsLeft">Offre des</text:p>
              </table:table-cell>
              <table:table-cell table:style-name="OrgTblCellT">
                <text:p text:style-name="OrgTableContentsLeft">Exerce un choix</text:p>
              </table:table-cell>
              <table:table-cell table:style-name="OrgTblCellT">
                <text:p text:style-name="OrgTableContentsLeft">Variable</text:p>
              </table:table-cell>
            </table:table-row>
            <table:table-row>
              <table:table-cell table:style-name="OrgTblCell">
                <text:p text:style-name="OrgTableContentsLeft">choix rationnel</text:p>
              </table:table-cell>
              <table:table-cell table:style-name="OrgTblCell">
                <text:p text:style-name="OrgTableContentsLeft">Possibilités</text:p>
              </table:table-cell>
              <table:table-cell table:style-name="OrgTblCell">
                <text:p text:style-name="OrgTableContentsLeft">d'adaptation</text:p>
              </table:table-cell>
              <table:table-cell table:style-name="OrgTblCell">
                <text:p text:style-name="OrgTableContentsLeft">Modératirice</text:p>
              </table:table-cell>
            </table:table-row>
            <table:table-row>
              <table:table-cell table:style-name="OrgTblCellB">
                <text:p text:style-name="OrgTableContentsLeft"/>
              </table:table-cell>
              <table:table-cell table:style-name="OrgTblCellB">
                <text:p text:style-name="OrgTableContentsLeft">d'adaptation</text:p>
              </table:table-cell>
              <table:table-cell table:style-name="OrgTblCellB">
                <text:p text:style-name="OrgTableContentsLeft"/>
              </table:table-cell>
              <table:table-cell table:style-name="OrgTblCellB">
                <text:p text:style-name="OrgTableContentsLeft"/>
              </table:table-cell>
            </table:table-row>
          </table:table-rows>
          <table:table-rows>
            <table:table-row>
              <table:table-cell table:style-name="OrgTblCellT">
                <text:p text:style-name="OrgTableContentsLeft">Internationalisme</text:p>
              </table:table-cell>
              <table:table-cell table:style-name="OrgTblCellT">
                <text:p text:style-name="OrgTableContentsLeft">Combinaison de</text:p>
              </table:table-cell>
              <table:table-cell table:style-name="OrgTblCellT">
                <text:p text:style-name="OrgTableContentsLeft">En interaction</text:p>
              </table:table-cell>
              <table:table-cell table:style-name="OrgTblCellT">
                <text:p text:style-name="OrgTableContentsLeft">Réseau</text:p>
              </table:table-cell>
            </table:table-row>
            <table:table-row>
              <table:table-cell table:style-name="OrgTblCell">
                <text:p text:style-name="OrgTableContentsLeft"/>
              </table:table-cell>
              <table:table-cell table:style-name="OrgTblCell">
                <text:p text:style-name="OrgTableContentsLeft">Facteur humain</text:p>
              </table:table-cell>
              <table:table-cell table:style-name="OrgTblCell">
                <text:p text:style-name="OrgTableContentsLeft">base du succès</text:p>
              </table:table-cell>
              <table:table-cell table:style-name="OrgTblCell">
                <text:p text:style-name="OrgTableContentsLeft">d'acteurs</text:p>
              </table:table-cell>
            </table:table-row>
            <table:table-row>
              <table:table-cell table:style-name="OrgTblCell">
                <text:p text:style-name="OrgTableContentsLeft"/>
              </table:table-cell>
              <table:table-cell table:style-name="OrgTblCell">
                <text:p text:style-name="OrgTableContentsLeft">+</text:p>
              </table:table-cell>
              <table:table-cell table:style-name="OrgTblCell">
                <text:p text:style-name="OrgTableContentsLeft"/>
              </table:table-cell>
              <table:table-cell table:style-name="OrgTblCell">
                <text:p text:style-name="OrgTableContentsLeft"/>
              </table:table-cell>
            </table:table-row>
            <table:table-row>
              <table:table-cell table:style-name="OrgTblCellB">
                <text:p text:style-name="OrgTableContentsLeft"/>
              </table:table-cell>
              <table:table-cell table:style-name="OrgTblCellB">
                <text:p text:style-name="OrgTableContentsLeft">Facteurs matériels</text:p>
              </table:table-cell>
              <table:table-cell table:style-name="OrgTblCellB">
                <text:p text:style-name="OrgTableContentsLeft"/>
              </table:table-cell>
              <table:table-cell table:style-name="OrgTblCellB">
                <text:p text:style-name="OrgTableContentsLeft"/>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header>
                          <text:list text:style-name="OrgNumberedList" text:continue-numbering="false">
                            <text:list-item>
                              <text:p text:style-name="Text_20_body">Déterminisme = Le succès d'une technologie est déterminé uniquement par les
fonctions de la technologie.
</text:p>
                              <text:p text:style-name="Text_20_body">((on met l'accetn sur l'outil, si j'ai le bon outil tout va vien aller))
</text:p>
                            </text:list-item>
                            <text:list-item>
                              <text:p text:style-name="Text_20_body">Théorie du choix rationnel
</text:p>
                              <text:list text:style-name="OrgBulletedList" text:continue-numbering="true">
                                <text:list-item>
                                  <text:p text:style-name="Text_20_body">Une technologie offre des possibilités.
</text:p>
                                </text:list-item>
                                <text:list-item>
                                  <text:p text:style-name="Text_20_body">Celles-ci vont être utilisées par les acteurs sociaux.
</text:p>
                                </text:list-item>
                              </text:list>
                              <text:p text:style-name="Text_20_body">((être rationnel signifie prendre la décision qui maximise bla bla, ce qui
peut mener à une situation ou tout le monde tire la couverture de son bord))
</text:p>
                            </text:list-item>
                            <text:list-item>
                              <text:p text:style-name="Text_20_body">Interactionnisme
</text:p>
                              <text:list text:style-name="OrgBulletedList" text:continue-numbering="true">
                                <text:list-item>
                                  <text:p text:style-name="Text_20_body">La technologie est appropriée
</text:p>
                                </text:list-item>
                                <text:list-item>
                                  <text:p text:style-name="Text_20_body">Réseau d'acteurs
</text:p>
                                </text:list-item>
                              </text:list>
                              <text:p text:style-name="Text_20_body">⇒ Concensus
</text:p>
                              <text:list text:style-name="OrgNumberedList" text:continue-numbering="true">
                                <text:list-item>
                                  <text:p text:style-name="Text_20_body">Interaction entre les acteurs sociaux
</text:p>
                                </text:list-item>
                                <text:list-item>
                                  <text:p text:style-name="Text_20_body">Négociation
</text:p>
                                </text:list-item>
                                <text:list-item>
                                  <text:p text:style-name="Text_20_body">Concensus
</text:p>
                                </text:list-item>
                              </text:list>
                            </text:list-item>
                          </text:list>
                          <text:p text:style-name="Text_20_body">((Les gestionnaires et ingénieurs peuvent faire l'erreur de tomber dans le
déterminisme ou la théorie du choix rationnel et négliger l'appropriation de la technologie.
</text:p>
                        </text:list-header>
                      </text:list>
                    </text:list-item>
                  </text:list>
                </text:list-item>
              </text:list>
            </text:list-item>
            <text:list-item>
              <text:p text:style-name="Text_20_body">
<text:bookmark-start text:name="OrgXref.org8a8623e"/>
<text:bookmark text:name="org8a8623e"/>Partie 2 Groupes de pression
<text:bookmark-end text:name="OrgXref.org8a8623e"/></text:p>
              <text:list text:style-name="OrgNumberedList" text:continue-numbering="true">
                <text:list-item>
                  <text:p text:style-name="Text_20_body">
<text:bookmark-start text:name="OrgXref.org9ad7ab0"/>
<text:bookmark text:name="org9ad7ab0"/>Groupes de pression
<text:bookmark-end text:name="OrgXref.org9ad7ab0"/></text:p>
                  <text:p text:style-name="Text_20_body">Cours 4,5,6 ⇒ Impacts, Techno, TCS
</text:p>
                  <text:p text:style-name="Text_20_body">⇓
</text:p>
                  <text:p text:style-name="Text_20_body">Cours 8,9 ⇒ Réactions, Oppositions/Déviances
</text:p>
                  <text:p text:style-name="Text_20_body">⇓
</text:p>
                  <text:p text:style-name="Text_20_body">Cours 10 ⇒  Modes de gestion, de régulation Règles ⇒ Suscitent des
contre-réactions, ex: Groupes de pression et Lobbys.
</text:p>
                  <text:list text:style-name="OrgNumberedList" text:continue-numbering="true">
                    <text:list-item>
                      <text:p text:style-name="Text_20_body">
<text:bookmark-start text:name="OrgXref.orga9cc934"/>
<text:bookmark text:name="orga9cc934"/>Définition de groupes de pression (Lobby)
<text:bookmark-end text:name="OrgXref.orga9cc934"/></text:p>
                      <text:p text:style-name="Text_20_body">Un groupe de pression représente un groupe d'acteurs sociaux représentant des
intérêts privés.
</text:p>
                      <text:p text:style-name="Text_20_body"><text:span text:style-name="Bold">But</text:span>: Agir auprès des déscideurs afin que les dispositifs (règles)
touchent/affectant le moins possible les intérêts qu'ils défendent.
</text:p>
                    </text:list-item>
                    <text:list-item>
                      <text:p text:style-name="Text_20_body">
<text:bookmark-start text:name="OrgXref.org350a8f0"/>
<text:bookmark text:name="org350a8f0"/>Ressources et acteurs
<text:bookmark-end text:name="OrgXref.org350a8f0"/></text:p>
                      <text:list text:style-name="OrgBulletedList" text:continue-numbering="false">
                        <text:list-item>
                          <text:p text:style-name="Text_20_body">GP bénificient des ressources de secteurs défendus
</text:p>
                        </text:list-item>
                        <text:list-item>
                          <text:p text:style-name="Text_20_body">Plus un secteur est économiquement important, plus le G.P. dispose de
ressources.
</text:p>
                        </text:list-item>
                        <text:list-item>
                          <text:p text:style-name="Text_20_body">Financer les activités sociales (tournois, concours, fête, etc (ex: Le
GrandPrix de Montréal était financé jusqu'à y'a pas longtemps par les
compagnies de cigarettes)).
</text:p>
                        </text:list-item>
                        <text:list-item>
                          <text:p text:style-name="Text_20_body">Acheter des encarts publicitaires
</text:p>
                        </text:list-item>
                        <text:list-item>
                          <text:p text:style-name="Text_20_body">Financer des études, des experts
</text:p>
                        </text:list-item>
                      </text:list>
                    </text:list-item>
                    <text:list-item>
                      <text:p text:style-name="Text_20_body">
<text:bookmark-start text:name="OrgXref.orgd03bcab"/>
<text:bookmark text:name="orgd03bcab"/>Deux visions des groupes de pression
<text:bookmark-end text:name="OrgXref.orgd03bcab"/></text:p>
                      <text:p text:style-name="Text_20_body">Les deux visions voient le groupe de pression comme un mécanisme pour faire
valoir des intérêts spécifiques.
</text:p>
                      <text:list text:style-name="OrgNumberedList" text:continue-numbering="true">
                        <text:list-item>
                          <text:p text:style-name="Text_20_body">
<text:bookmark-start text:name="OrgXref.orga283c5c"/>
<text:bookmark text:name="orga283c5c"/>Vision corporatiste
<text:bookmark-end text:name="OrgXref.orga283c5c"/></text:p>
                          <text:p text:style-name="Text_20_body">Le groupe de pression a légalement le droit d'exister ((Il a parlé de M. Landry
qui a fait passer une loi pour donner un cadre législatif aux groupes de
pression)).
</text:p>
                          <text:p text:style-name="Text_20_body">Analyse d'Adam Smith, il a écrit un livre important en économie.
</text:p>
                          <text:list text:style-name="OrgBulletedList" text:continue-numbering="false">
                            <text:list-item>
                              <text:p text:style-name="Text_20_body">Chaque nation a une dotation natureelle en ressoursces
</text:p>
                            </text:list-item>
                            <text:list-item>
                              <text:p text:style-name="Text_20_body">Étant donné ces dotations, je vais exploiter mes ressoursces et les échanger
avec d'autres nations.  Exploiter les ressources à moindre coûte aussi
</text:p>
                            </text:list-item>
                          </text:list>
                        </text:list-item>
                        <text:list-item>
                          <text:p text:style-name="Text_20_body">
<text:bookmark-start text:name="OrgXref.org0a3b8b6"/>
<text:bookmark text:name="org0a3b8b6"/>Vision démocratique
<text:bookmark-end text:name="OrgXref.org0a3b8b6"/></text:p>
                          <text:p text:style-name="Text_20_body">La vision démocratique nous sommes dans un système de démocratie: 1 personne -
une voix.
</text:p>
                          <text:p text:style-name="Text_20_body">Élection des élus qui  rennent des décisions auprès de tous.
</text:p>
                          <text:p text:style-name="Text_20_body">Les intérêts spécifiques sont pris en compte dans le processus démocratique
((donc on n'a pas besoin des GP pour veiller à des intérêts spécifiques)).
</text:p>
                        </text:list-item>
                        <text:list-item>
                          <text:p text:style-name="Text_20_body">
<text:bookmark-start text:name="OrgXref.org57835a2"/>
<text:bookmark text:name="org57835a2"/>Tableau
<text:bookmark-end text:name="OrgXref.org57835a2"/></text:p>
                        </text:list-item>
                      </text:list>
                    </text:list-item>
                  </text:list>
                </text:list-item>
              </text:list>
            </text:list-item>
          </text:list>
        </text:list-item>
      </text:list>
      <text:section text:style-name="OrgIndentedSection-Level-5" text:name="Section4">
        <table:table table:style-name="OrgTable">
          <table:table-column table:style-name="OrgTableColumn"/>
          <table:table-column table:style-name="OrgTableColumn"/>
          <table:table-header-rows>
            <table:table-row>
              <table:table-cell table:style-name="OrgTblCellTB">
                <text:p text:style-name="OrgTableHeadingLeft">Vision Corporatiste</text:p>
              </table:table-cell>
              <table:table-cell table:style-name="OrgTblCellTB">
                <text:p text:style-name="OrgTableHeadingLeft">Vision démocratique</text:p>
              </table:table-cell>
            </table:table-row>
          </table:table-header-rows>
          <table:table-rows>
            <table:table-row>
              <table:table-cell table:style-name="OrgTblCellT">
                <text:p text:style-name="OrgTableContentsLeft">GP est légal et légitime</text:p>
              </table:table-cell>
              <table:table-cell table:style-name="OrgTblCellT">
                <text:p text:style-name="OrgTableContentsLeft">GP est certes légal, mais illégitime</text:p>
              </table:table-cell>
            </table:table-row>
            <table:table-row>
              <table:table-cell table:style-name="OrgTblCell">
                <text:p text:style-name="OrgTableContentsLeft">Basée sur l'analyse d'Adam Smith</text:p>
              </table:table-cell>
              <table:table-cell table:style-name="OrgTblCell">
                <text:p text:style-name="OrgTableContentsLeft"/>
              </table:table-cell>
            </table:table-row>
            <table:table-row>
              <table:table-cell table:style-name="OrgTblCell">
                <text:p text:style-name="OrgTableContentsLeft">En laissant les individus s'occuper des intérets particuliers, on sert l'intérêt généralement</text:p>
              </table:table-cell>
              <table:table-cell table:style-name="OrgTblCell">
                <text:p text:style-name="OrgTableContentsLeft"/>
              </table:table-cell>
            </table:table-row>
            <table:table-row>
              <table:table-cell table:style-name="OrgTblCellB">
                <text:p text:style-name="OrgTableContentsLeft">⇒ Les GP s&lt;occupent des intérêts sectoriels et donc servent l'intérêt général</text:p>
              </table:table-cell>
              <table:table-cell table:style-name="OrgTblCellB">
                <text:p text:style-name="OrgTableContentsLeft"/>
              </table:table-cell>
            </table:table-row>
          </table:table-rows>
        </table:table>
      </text:section>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item>
                      <text:list text:style-name="OrgNumberedList" text:continue-numbering="true">
                        <text:list-header>
                          <text:p text:style-name="Text_20_body">Les deux ont en partie raison et en partie tort.
</text:p>
                          <text:list text:style-name="OrgBulletedList" text:continue-numbering="false">
                            <text:list-item>
                              <text:p text:style-name="Text_20_body">Les intérêts particuliers ne sont pas toujours servis par la démocratie à
cause de la bullshit de ligne de partie.  Le député de ton cartier ne vote pas
selon les besoins mais bien selon la ligne de parti.
</text:p>
                            </text:list-item>
                          </text:list>
                          <text:p text:style-name="Text_20_body">d'autre part
</text:p>
                          <text:list text:style-name="OrgBulletedList" text:continue-numbering="false">
                            <text:list-item>
                              <text:p text:style-name="Text_20_body">La vision corporatiste est empreinte de malversation ((commission charbonneau)).
</text:p>
                            </text:list-item>
                          </text:list>
                          <text:p text:style-name="Text_20_body">Les deux visions nous donne une image de groupes de pression.
</text:p>
                        </text:list-header>
                      </text:list>
                    </text:list-item>
                    <text:list-item>
                      <text:p text:style-name="Text_20_body">
<text:bookmark-start text:name="OrgXref.orga23b374"/>
<text:bookmark text:name="orga23b374"/>Arguments pour et contre
<text:bookmark-end text:name="OrgXref.orga23b374"/></text:p>
                      <text:list text:style-name="OrgNumberedList" text:continue-numbering="true">
                        <text:list-item>
                          <text:p text:style-name="Text_20_body">
<text:bookmark-start text:name="OrgXref.org1140074"/>
<text:bookmark text:name="org1140074"/>Contre
<text:bookmark-end text:name="OrgXref.org1140074"/></text:p>
                          <text:list text:style-name="OrgBulletedList" text:continue-numbering="false">
                            <text:list-item>
                              <text:p text:style-name="Text_20_body">Le groupe de pression participe à différentes pratiques délictuelles
</text:p>
                            </text:list-item>
                            <text:list-item>
                              <text:p text:style-name="Text_20_body">Les gp font peu état de transparence
</text:p>
                            </text:list-item>
                            <text:list-item>
                              <text:p text:style-name="Text_20_body">Les GP établissent des rapports de force vis à vis les autres acteurs sociaux
(ex: chantage à l'emploi).
</text:p>
                            </text:list-item>
                          </text:list>
                        </text:list-item>
                        <text:list-item>
                          <text:p text:style-name="Text_20_body">
<text:bookmark-start text:name="OrgXref.org50a10e6"/>
<text:bookmark text:name="org50a10e6"/>Pour
<text:bookmark-end text:name="OrgXref.org50a10e6"/></text:p>
                          <text:list text:style-name="OrgBulletedList" text:continue-numbering="false">
                            <text:list-item>
                              <text:p text:style-name="Text_20_body">Peuvent contribuer au développement d'un secteur d'activité. Ex: Le secteur du
multimédia au Québec (ubisoft, nanoquébec).
</text:p>
                            </text:list-item>
                            <text:list-item>
                              <text:p text:style-name="Text_20_body">Contribuent aussi développement des connaissances en finançant les recherches.
</text:p>
                            </text:list-item>
                            <text:list-item>
                              <text:p text:style-name="Text_20_body">Peuvent enrichir le débat social
</text:p>
                            </text:list-item>
                          </text:list>
                        </text:list-item>
                      </text:list>
                    </text:list-item>
                  </text:list>
                </text:list-item>
              </text:list>
            </text:list-item>
          </text:list>
        </text:list-item>
      </text:list>
      <text:h text:style-name="Heading_20_3" text:outline-level="3" text:is-list-header="false">
<text:bookmark-start text:name="OrgXref.org8bf22d8"/>
<text:bookmark text:name="org8bf22d8"/>Cours 11 Notes de Saïf et de Cristain
<text:bookmark-end text:name="OrgXref.org8bf22d8"/></text:h>
      <text:h text:style-name="Heading_20_3" text:outline-level="3" text:is-list-header="false">
<text:bookmark-start text:name="OrgXref.org5368af2"/>
<text:bookmark text:name="org5368af2"/>Cours 12, 13 manquants
<text:bookmark-end text:name="OrgXref.org5368af2"/></text:h>
      <text:h text:style-name="Heading_20_2" text:outline-level="2" text:is-list-header="false">
<text:bookmark-start text:name="OrgXref.orgd2fd866"/>
<text:bookmark text:name="orgd2fd866"/>Retour sur l'intra
<text:bookmark-end text:name="OrgXref.orgd2fd866"/></text:h>
      <text:h text:style-name="Heading_20_3" text:outline-level="3" text:is-list-header="false">
<text:bookmark-start text:name="OrgXref.org08fe122"/>
<text:bookmark text:name="org08fe122"/>Question 1
<text:bookmark-end text:name="OrgXref.org08fe122"/></text:h>
      <text:p text:style-name="Text_20_body">Délégations : Citoyens vs État
2 Délégation : Profane vs profs + chercheurs + scientifiques
</text:p>
      <text:p text:style-name="Text_20_body">Les cultures s'approprient
</text:p>
      <text:h text:style-name="Heading_20_3" text:outline-level="3" text:is-list-header="false">
<text:bookmark-start text:name="OrgXref.orgf0232f7"/>
<text:bookmark text:name="orgf0232f7"/>Question 2
<text:bookmark-end text:name="OrgXref.orgf0232f7"/></text:h>
      <text:p text:style-name="Text_20_body">Première page de l'article.  L'auteur indique trois phases
</text:p>
      <text:p text:style-name="Text_20_body">Constitution d'un marché (concepteurs et R&amp;D qui agissent)
</text:p>
      <text:p text:style-name="Text_20_body">Diffusion (Expérimentation et tests). C'est la période des retours et
coinventions
</text:p>
      <text:p text:style-name="Text_20_body">Impacts.
</text:p>
      <text:h text:style-name="Heading_20_3" text:outline-level="3" text:is-list-header="false">
<text:bookmark-start text:name="OrgXref.orgfb92586"/>
<text:bookmark text:name="orgfb92586"/>Question 1
<text:bookmark-end text:name="OrgXref.orgfb92586"/></text:h>
      <text:p text:style-name="Text_20_body">Modèle de développement social de la technologie
</text:p>
      <text:p text:style-name="Text_20_body">3 représentations de l'appropriation
</text:p>
      <text:list text:style-name="OrgBulletedList" text:continue-numbering="false">
        <text:list-item>
          <text:p text:style-name="Text_20_body">Utiliser la technologie conformément à sa conception
</text:p>
        </text:list-item>
        <text:list-item>
          <text:p text:style-name="Text_20_body">Adapter la technologie à ses propres besoins
</text:p>
        </text:list-item>
        <text:list-item>
          <text:p text:style-name="Text_20_body">La technologie devient un prétexte pour de nouvelles interactions sociales
</text:p>
        </text:list-item>
      </text:list>
      <text:h text:style-name="Heading_20_3" text:outline-level="3" text:is-list-header="false">
<text:bookmark-start text:name="OrgXref.org2cc63be"/>
<text:bookmark text:name="org2cc63be"/>Question 2
<text:bookmark-end text:name="OrgXref.org2cc63be"/></text:h>
      <text:list text:style-name="OrgBulletedList" text:continue-numbering="false">
        <text:list-item>
          <text:p text:style-name="Text_20_body">Impacts sur l'emploi (reference aux postes) ✓ 
</text:p>
        </text:list-item>
        <text:list-item>
          <text:p text:style-name="Text_20_body">Impacts sur le travail (ref aux taches) ✓
</text:p>
        </text:list-item>
        <text:list-item>
          <text:p text:style-name="Text_20_body">Impacts sur la culture (normes et pratiques sociales) 
</text:p>
        </text:list-item>
      </text:list>
      <text:h text:style-name="Heading_20_3" text:outline-level="3" text:is-list-header="false">
<text:bookmark-start text:name="OrgXref.org2bf362d"/>
<text:bookmark text:name="org2bf362d"/>Question 3
<text:bookmark-end text:name="OrgXref.org2bf362d"/></text:h>
      <text:list text:style-name="OrgBulletedList" text:continue-numbering="false">
        <text:list-item>
          <text:p text:style-name="Text_20_body">Performance sociale …
</text:p>
        </text:list-item>
      </text:list>
      <text:h text:style-name="Heading_20_3" text:outline-level="3" text:is-list-header="false">
<text:bookmark-start text:name="OrgXref.org1dfa77b"/>
<text:bookmark text:name="org1dfa77b"/>Question 4
<text:bookmark-end text:name="OrgXref.org1dfa77b"/></text:h>
      <text:p text:style-name="Text_20_body">3/3 !!!
</text:p>
      <text:h text:style-name="Heading_20_3" text:outline-level="3" text:is-list-header="false">
<text:bookmark-start text:name="OrgXref.org93b63ae"/>
<text:bookmark text:name="org93b63ae"/>Question 5
<text:bookmark-end text:name="OrgXref.org93b63ae"/></text:h>
      <text:p text:style-name="Text_20_body">Objectifs
</text:p>
      <text:list text:style-name="OrgBulletedList" text:continue-numbering="false">
        <text:list-item>
          <text:p text:style-name="Text_20_body">Parler des interactions générées dans le corps social (la techno modifie le
corps social …)
</text:p>
        </text:list-item>
      </text:list>
      <text:p text:style-name="Text_20_body">Relation
</text:p>
      <text:list text:style-name="OrgBulletedList" text:continue-numbering="false">
        <text:list-item>
          <text:p text:style-name="Text_20_body">La société influence la techno et vice versa
</text:p>
        </text:list-item>
      </text:list>
      <text:p text:style-name="Text_20_body">Exemple
</text:p>
      <text:list text:style-name="OrgBulletedList" text:continue-numbering="false">
        <text:list-item>
nil
</text:list-item>
      </text:list>
      <text:h text:style-name="Heading_20_2" text:outline-level="2" text:is-list-header="false">
<text:bookmark-start text:name="OrgXref.org1e05b72"/>
<text:bookmark text:name="org1e05b72"/>Textes du recueil
<text:bookmark-end text:name="OrgXref.org1e05b72"/></text:h>
      <text:h text:style-name="Heading_20_3" text:outline-level="3" text:is-list-header="false">
<text:bookmark-start text:name="OrgXref.orgadb800c"/>
<text:bookmark text:name="orgadb800c"/>Lejeune, M. L'apport de la sociologie de la technologie à la professionnalisation de l'ingénieur.
<text:bookmark-end text:name="OrgXref.orgadb800c"/></text:h>
      <text:p text:style-name="Text_20_body">La professionalisation de l'ingénieur, sous l'angle de la sociologie de la
technologie, s'iscrit dans les énoncés de principe et les normes canadiennes
d'agrément des programmes universitaires d'ingénierie. La question du
féveloppement des technologies (production, diffusion et appropriation) se
rattache en tous ses points aux qualistés personnelles et sociales de
l'ingénieur auxquelles féfèrent les écoles d'ingénierie et leurs organismes de
régulation. La profession d'ingénieur s'enracine d'ailleurs dans les milieux
industriels et sociaux ede plus en plus sensibles aux dimesnions sociales de la
technologie, considérant les nouvelles dynamiques qui s'y rattachent en regard
des impacts de la technologie sur la société et dans les entreprises.
</text:p>
      <text:h text:style-name="Heading_20_3" text:outline-level="3" text:is-list-header="false">
<text:bookmark-start text:name="OrgXref.org917d5b3"/>
<text:bookmark text:name="org917d5b3"/>Texte 7 Les <text:span text:style-name="Bold">Trois leviers stratégiques</text:span> de la réussite du changement technologique
<text:bookmark-end text:name="OrgXref.org917d5b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hilippe Carphin</dc:creator>
    <meta:initial-creator>Philippe Carphin</meta:initial-creator>
    <dc:date>2019-01-19T15:52:33</dc:date>
    <meta:creation-date>2019-01-19T15:52:33</meta:creation-date>
    <meta:generator>Emacs 26.1 (Org mode 9.1.13)</meta:generator>
    <meta:keyword/>
    <dc:subject/>
    <dc:title>SSH3100 Sociologie de l'ingénieur</dc:title>
  </office:meta>
</office:document-meta>
</file>